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paragraph-properties fo:margin-left="0in" fo:margin-right="0in" fo:line-height="0.1807in" fo:orphans="2" fo:widows="2" fo:text-indent="0.25in" style:auto-text-indent="false"/>
    </style:style>
    <style:style style:name="P2" style:family="paragraph" style:parent-style-name="Code">
      <style:text-properties fo:font-weight="normal" style:font-weight-asian="normal" style:font-weight-complex="normal"/>
    </style:style>
    <style:style style:name="P3" style:family="paragraph" style:parent-style-name="Body_20_Text">
      <style:text-properties fo:font-weight="normal" style:font-weight-asian="normal" style:font-weight-complex="normal"/>
    </style:style>
    <style:style style:name="P4" style:family="paragraph" style:parent-style-name="Body_20_Text">
      <style:paragraph-properties fo:margin-left="0in" fo:margin-right="0in" fo:line-height="0.1807in" fo:orphans="2" fo:widows="2" fo:text-indent="0.25in" style:auto-text-indent="false"/>
    </style:style>
    <style:style style:name="P5" style:family="paragraph" style:parent-style-name="Code">
      <style:text-properties fo:font-weight="normal" style:font-weight-asian="normal" style:font-weight-complex="normal"/>
    </style:style>
    <style:style style:name="P6" style:family="paragraph" style:parent-style-name="Code">
      <style:text-properties fo:font-style="normal" style:font-style-asian="normal" style:font-style-complex="normal"/>
    </style:style>
    <style:style style:name="P7" style:family="paragraph" style:parent-style-name="Code">
      <style:text-properties fo:font-style="normal" fo:font-weight="normal" style:font-style-asian="normal" style:font-weight-asian="normal" style:font-style-complex="normal" style:font-weight-complex="normal"/>
    </style:style>
    <style:style style:name="P8" style:family="paragraph" style:parent-style-name="Heading_20_1">
      <style:text-properties fo:font-weight="bold" style:font-weight-asian="bold" style:font-weight-complex="bold"/>
    </style:style>
    <style:style style:name="P9" style:family="paragraph" style:parent-style-name="Body_20_Text_20_Cont">
      <style:text-properties fo:font-weight="bold" style:font-weight-asian="bold" style:font-weight-complex="bold"/>
    </style:style>
    <style:style style:name="P10" style:family="paragraph" style:parent-style-name="Body_20_Text_20_Cont">
      <style:text-properties fo:font-weight="normal" style:font-weight-asian="normal" style:font-weight-complex="normal"/>
    </style:style>
    <style:style style:name="P11" style:family="paragraph" style:parent-style-name="Heading_20_2">
      <style:text-properties fo:font-weight="bold" style:font-weight-asian="bold" style:font-weight-complex="bold"/>
    </style:style>
    <style:style style:name="P12" style:family="paragraph" style:parent-style-name="Heading_20_2">
      <style:text-properties fo:font-style="normal" fo:font-weight="bold" style:font-style-asian="normal" style:font-weight-asian="bold" style:font-style-complex="normal" style:font-weight-complex="bold"/>
    </style:style>
    <style:style style:name="P13" style:family="paragraph" style:parent-style-name="Body_20_Text_20_First">
      <style:paragraph-properties fo:text-align="start" style:justify-single-word="false"/>
    </style:style>
    <style:style style:name="P14" style:family="paragraph" style:parent-style-name="Body_20_Text_20_First">
      <style:text-properties fo:font-weight="normal" style:font-weight-asian="normal" style:font-weight-complex="normal"/>
    </style:style>
    <style:style style:name="P15" style:family="paragraph" style:parent-style-name="Body_20_Text_20_First">
      <style:text-properties fo:font-weight="bold" style:font-weight-asian="bold" style:font-weight-complex="bold"/>
    </style:style>
    <style:style style:name="P16" style:family="paragraph" style:parent-style-name="Code_20_Caption">
      <style:text-properties fo:font-style="italic" style:font-style-asian="italic" style:font-style-complex="italic"/>
    </style:style>
    <style:style style:name="P17" style:family="paragraph" style:parent-style-name="Body_20_Text">
      <style:text-properties fo:font-weight="bold" style:font-weight-asian="bold" style:font-weight-complex="bold"/>
    </style:style>
    <style:style style:name="P18" style:family="paragraph" style:parent-style-name="Body_20_Text">
      <style:text-properties fo:font-weight="normal" style:font-weight-asian="normal" style:font-weight-complex="normal"/>
    </style:style>
    <style:style style:name="P19" style:family="paragraph" style:parent-style-name="Code_20_First">
      <style:text-properties fo:font-style="normal" style:font-style-asian="normal" style:font-style-complex="normal"/>
    </style:style>
    <style:style style:name="P20" style:family="paragraph" style:parent-style-name="Code_20_First">
      <style:text-properties fo:font-weight="normal" style:font-weight-asian="normal" style:font-weight-complex="normal"/>
    </style:style>
    <style:style style:name="P21" style:family="paragraph" style:parent-style-name="Code_20_Last">
      <style:text-properties fo:font-style="normal" style:font-style-asian="normal" style:font-style-complex="normal"/>
    </style:style>
    <style:style style:name="P22" style:family="paragraph" style:parent-style-name="Code_20_Last">
      <style:text-properties fo:font-weight="normal" style:font-weight-asian="normal" style:font-weight-complex="normal"/>
    </style:style>
    <style:style style:name="P23" style:family="paragraph" style:parent-style-name="Production">
      <style:text-properties fo:font-style="normal" style:font-style-asian="normal" style:font-style-complex="normal"/>
    </style:style>
    <style:style style:name="P24" style:family="paragraph" style:parent-style-name="Code_20_Single">
      <style:text-properties fo:font-weight="normal" style:font-weight-asian="normal" style:font-weight-complex="normal"/>
    </style:style>
    <style:style style:name="P25" style:family="paragraph" style:parent-style-name="Results_20_First">
      <style:text-properties fo:font-weight="normal" style:font-weight-asian="normal" style:font-weight-complex="normal"/>
    </style:style>
    <style:style style:name="P26" style:family="paragraph" style:parent-style-name="Chapter_20_Number" style:master-page-name="Standard">
      <style:paragraph-properties style:page-number="auto"/>
    </style:style>
    <style:style style:name="P27" style:family="paragraph" style:parent-style-name="Body_20_Text">
      <style:text-properties fo:font-weight="normal" style:font-weight-asian="normal" style:font-weight-complex="normal"/>
    </style:style>
    <style:style style:name="P28" style:family="paragraph" style:parent-style-name="Body_20_Text">
      <style:paragraph-properties fo:margin-left="0in" fo:margin-right="0in" fo:line-height="0.1807in" fo:orphans="2" fo:widows="2" fo:text-indent="0.25in" style:auto-text-indent="false"/>
    </style:style>
    <style:style style:name="P29" style:family="paragraph" style:parent-style-name="Code_20_First">
      <style:text-properties fo:font-style="normal" fo:font-weight="normal" style:font-style-asian="normal" style:font-weight-asian="normal" style:font-style-complex="normal" style:font-weight-complex="normal"/>
    </style:style>
    <style:style style:name="P30" style:family="paragraph" style:parent-style-name="Code">
      <style:text-properties fo:font-style="normal" fo:font-weight="normal" style:font-style-asian="normal" style:font-weight-asian="normal" style:font-style-complex="normal" style:font-weight-complex="normal"/>
    </style:style>
    <style:style style:name="P31" style:family="paragraph" style:parent-style-name="Code">
      <style:text-properties fo:font-weight="normal" style:font-weight-asian="normal" style:font-weight-complex="normal"/>
    </style:style>
    <style:style style:name="T1" style:family="text"/>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fo:font-weight="normal" fo:background-color="#ffff0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language="en" fo:country="US" style:font-name-asian="Times New Roman" style:font-name-complex="Times New Roman" style:language-complex="ar" style:country-complex="SA"/>
    </style:style>
    <number:number-style style:name="N0">
      <number:number number:min-integer-digits="1"/>
    </number:number-style>
  </office:automatic-styles>
  <office:body>
    <office:text text:use-soft-page-breaks="true">
      <office:forms form:automatic-focus="false" form:apply-design-mode="false"/>
      <text:tracked-changes>
        <text:changed-region text:id="ct175510432">
          <text:deletion>
            <office:change-info>
              <dc:creator>Ray Lischner</dc:creator>
              <dc:date>2008-10-03T22:04:00</dc:date>
            </office:change-info>
            <text:p text:style-name="Body_20_Text_20_First">start</text:p>
          </text:deletion>
        </text:changed-region>
        <text:changed-region text:id="ct160192784">
          <text:insertion>
            <office:change-info>
              <dc:creator>Ray Lischner</dc:creator>
              <dc:date>2008-10-03T22:04:00</dc:date>
            </office:change-info>
          </text:insertion>
        </text:changed-region>
        <text:changed-region text:id="ct140779752">
          <text:insertion>
            <office:change-info>
              <dc:creator>Ray Lischner</dc:creator>
              <dc:date>2008-10-02T23:14:00</dc:date>
            </office:change-info>
          </text:insertion>
        </text:changed-region>
        <text:changed-region text:id="ct150281664">
          <text:insertion>
            <office:change-info>
              <dc:creator>Ray Lischner</dc:creator>
              <dc:date>2008-10-02T23:14:00</dc:date>
            </office:change-info>
          </text:insertion>
        </text:changed-region>
        <text:changed-region text:id="ct142158864">
          <text:insertion>
            <office:change-info>
              <dc:creator>Ray Lischner</dc:creator>
              <dc:date>2008-10-02T23:15:00</dc:date>
            </office:change-info>
          </text:insertion>
        </text:changed-region>
        <text:changed-region text:id="ct166474200">
          <text:insertion>
            <office:change-info>
              <dc:creator>Ray Lischner</dc:creator>
              <dc:date>2008-10-03T22:05:00</dc:date>
            </office:change-info>
          </text:insertion>
        </text:changed-region>
        <text:changed-region text:id="ct159956776">
          <text:deletion>
            <office:change-info>
              <dc:creator>Ray Lischner</dc:creator>
              <dc:date>2008-10-02T23:15:00</dc:date>
            </office:change-info>
            <text:p text:style-name="Body_20_Text_20_First">Membership in the set corresponds to a 1 in specific bit position in the integer</text:p>
          </text:deletion>
        </text:changed-region>
        <text:changed-region text:id="ct158715000">
          <text:insertion>
            <office:change-info>
              <dc:creator>Ray Lischner</dc:creator>
              <dc:date>2008-10-02T23:15:00</dc:date>
            </office:change-info>
          </text:insertion>
        </text:changed-region>
        <text:changed-region text:id="ct150186656">
          <text:insertion>
            <office:change-info>
              <dc:creator>Ray Lischner</dc:creator>
              <dc:date>2008-10-02T23:17:00</dc:date>
            </office:change-info>
          </text:insertion>
        </text:changed-region>
        <text:changed-region text:id="ct175573048">
          <text:insertion>
            <office:change-info>
              <dc:creator>Ray Lischner</dc:creator>
              <dc:date>2008-10-05T11:14:00</dc:date>
            </office:change-info>
          </text:insertion>
        </text:changed-region>
        <text:changed-region text:id="ct-1490799216">
          <text:insertion>
            <office:change-info>
              <dc:creator>Ray Lischner</dc:creator>
              <dc:date>2008-10-05T11:15:00</dc:date>
            </office:change-info>
          </text:insertion>
        </text:changed-region>
        <text:changed-region text:id="ct164936296">
          <text:insertion>
            <office:change-info>
              <dc:creator>Ray Lischner</dc:creator>
              <dc:date>2008-10-03T22:10:00</dc:date>
            </office:change-info>
          </text:insertion>
        </text:changed-region>
        <text:changed-region text:id="ct141059840">
          <text:insertion>
            <office:change-info>
              <dc:creator>Ray Lischner</dc:creator>
              <dc:date>2008-10-03T22:10:00</dc:date>
            </office:change-info>
          </text:insertion>
        </text:changed-region>
        <text:changed-region text:id="ct169591880">
          <text:insertion>
            <office:change-info>
              <dc:creator>Ray Lischner</dc:creator>
              <dc:date>2008-10-03T22:10:00</dc:date>
            </office:change-info>
          </text:insertion>
        </text:changed-region>
        <text:changed-region text:id="ct168025040">
          <text:insertion>
            <office:change-info>
              <dc:creator>Ray Lischner</dc:creator>
              <dc:date>2008-10-05T11:16:00</dc:date>
            </office:change-info>
          </text:insertion>
        </text:changed-region>
        <text:changed-region text:id="ct151303120">
          <text:deletion>
            <office:change-info>
              <dc:creator>Ray Lischner</dc:creator>
              <dc:date>2008-10-03T22:09:00</dc:date>
            </office:change-info>
            <text:p text:style-name="Body_20_Text_20_First"><text:span text:style-name="Code_20_Inline">center</text:span>, </text:p>
          </text:deletion>
        </text:changed-region>
        <text:changed-region text:id="ct173272184">
          <text:deletion>
            <office:change-info>
              <dc:creator>Matthew Moodie</dc:creator>
              <dc:date>2008-10-01T17:01:00</dc:date>
            </office:change-info>
            <text:p text:style-name="P1">d</text:p>
          </text:deletion>
        </text:changed-region>
        <text:changed-region text:id="ct173172656">
          <text:format-change>
            <office:change-info>
              <dc:creator>Matthew Moodie</dc:creator>
              <dc:date>2008-10-01T17:01:00</dc:date>
            </office:change-info>
          </text:format-change>
        </text:changed-region>
        <text:changed-region text:id="ct157576904">
          <text:insertion>
            <office:change-info>
              <dc:creator>Ray Lischner</dc:creator>
              <dc:date>2008-10-03T22:10:00</dc:date>
            </office:change-info>
          </text:insertion>
        </text:changed-region>
        <text:changed-region text:id="ct151301208">
          <text:insertion>
            <office:change-info>
              <dc:creator>Ray Lischner</dc:creator>
              <dc:date>2008-10-03T22:10:00</dc:date>
            </office:change-info>
          </text:insertion>
        </text:changed-region>
        <text:changed-region text:id="ct169611144">
          <text:insertion>
            <office:change-info>
              <dc:creator>Ray Lischner</dc:creator>
              <dc:date>2008-10-03T22:10:00</dc:date>
            </office:change-info>
          </text:insertion>
        </text:changed-region>
        <text:changed-region text:id="ct156981600">
          <text:insertion>
            <office:change-info>
              <dc:creator>Ray Lischner</dc:creator>
              <dc:date>2008-10-03T22:10:00</dc:date>
            </office:change-info>
          </text:insertion>
        </text:changed-region>
        <text:changed-region text:id="ct155779808">
          <text:insertion>
            <office:change-info>
              <dc:creator>Ray Lischner</dc:creator>
              <dc:date>2008-10-03T22:10:00</dc:date>
            </office:change-info>
          </text:insertion>
        </text:changed-region>
        <text:changed-region text:id="ct151290272">
          <text:insertion>
            <office:change-info>
              <dc:creator>Ray Lischner</dc:creator>
              <dc:date>2008-10-03T22:10:00</dc:date>
            </office:change-info>
          </text:insertion>
        </text:changed-region>
        <text:changed-region text:id="ct165309680">
          <text:insertion>
            <office:change-info>
              <dc:creator>Ray Lischner</dc:creator>
              <dc:date>2008-10-03T22:10:00</dc:date>
            </office:change-info>
          </text:insertion>
        </text:changed-region>
        <text:changed-region text:id="ct160021688">
          <text:insertion>
            <office:change-info>
              <dc:creator>Ray Lischner</dc:creator>
              <dc:date>2008-10-03T22:10:00</dc:date>
            </office:change-info>
          </text:insertion>
        </text:changed-region>
        <text:changed-region text:id="ct151590960">
          <text:insertion>
            <office:change-info>
              <dc:creator>Ray Lischner</dc:creator>
              <dc:date>2008-10-03T22:10:00</dc:date>
            </office:change-info>
          </text:insertion>
        </text:changed-region>
        <text:changed-region text:id="ct144315008">
          <text:insertion>
            <office:change-info>
              <dc:creator>Ray Lischner</dc:creator>
              <dc:date>2008-10-03T22:10:00</dc:date>
            </office:change-info>
          </text:insertion>
        </text:changed-region>
        <text:changed-region text:id="ct175716568">
          <text:insertion>
            <office:change-info>
              <dc:creator>Ray Lischner</dc:creator>
              <dc:date>2008-10-03T22:10:00</dc:date>
            </office:change-info>
          </text:insertion>
        </text:changed-region>
        <text:changed-region text:id="ct172799112">
          <text:insertion>
            <office:change-info>
              <dc:creator>Ray Lischner</dc:creator>
              <dc:date>2008-10-03T22:10:00</dc:date>
            </office:change-info>
          </text:insertion>
        </text:changed-region>
        <text:changed-region text:id="ct152993160">
          <text:insertion>
            <office:change-info>
              <dc:creator>Ray Lischner</dc:creator>
              <dc:date>2008-10-03T22:10:00</dc:date>
            </office:change-info>
          </text:insertion>
        </text:changed-region>
        <text:changed-region text:id="ct151516528">
          <text:insertion>
            <office:change-info>
              <dc:creator>Ray Lischner</dc:creator>
              <dc:date>2008-10-03T22:10:00</dc:date>
            </office:change-info>
          </text:insertion>
        </text:changed-region>
        <text:changed-region text:id="ct152920024">
          <text:insertion>
            <office:change-info>
              <dc:creator>Ray Lischner</dc:creator>
              <dc:date>2008-10-03T22:10:00</dc:date>
            </office:change-info>
          </text:insertion>
        </text:changed-region>
        <text:changed-region text:id="ct143058568">
          <text:insertion>
            <office:change-info>
              <dc:creator>Ray Lischner</dc:creator>
              <dc:date>2008-10-03T22:10:00</dc:date>
            </office:change-info>
          </text:insertion>
        </text:changed-region>
        <text:changed-region text:id="ct157397384">
          <text:insertion>
            <office:change-info>
              <dc:creator>Ray Lischner</dc:creator>
              <dc:date>2008-10-03T22:10:00</dc:date>
            </office:change-info>
          </text:insertion>
        </text:changed-region>
        <text:changed-region text:id="ct162994816">
          <text:insertion>
            <office:change-info>
              <dc:creator>Ray Lischner</dc:creator>
              <dc:date>2008-10-03T22:10:00</dc:date>
            </office:change-info>
          </text:insertion>
        </text:changed-region>
        <text:changed-region text:id="ct151920984">
          <text:insertion>
            <office:change-info>
              <dc:creator>Ray Lischner</dc:creator>
              <dc:date>2008-10-03T22:10:00</dc:date>
            </office:change-info>
          </text:insertion>
        </text:changed-region>
        <text:changed-region text:id="ct166136888">
          <text:insertion>
            <office:change-info>
              <dc:creator>Ray Lischner</dc:creator>
              <dc:date>2008-10-03T22:11:00</dc:date>
            </office:change-info>
          </text:insertion>
        </text:changed-region>
        <text:changed-region text:id="ct155271592">
          <text:insertion>
            <office:change-info>
              <dc:creator>Ray Lischner</dc:creator>
              <dc:date>2008-10-03T22:11:00</dc:date>
            </office:change-info>
          </text:insertion>
        </text:changed-region>
        <text:changed-region text:id="ct174913048">
          <text:deletion>
            <office:change-info>
              <dc:creator>Ray Lischner</dc:creator>
              <dc:date>2008-10-03T22:11:00</dc:date>
            </office:change-info>
            <text:p text:style-name="P2">fmtflags center = 2 &lt;&lt; adjust_pos;</text:p>
            <text:p text:style-name="P2"/>
          </text:deletion>
        </text:changed-region>
        <text:changed-region text:id="ct165085144">
          <text:deletion>
            <office:change-info>
              <dc:creator>Ray Lischner</dc:creator>
              <dc:date>2008-10-03T22:11:00</dc:date>
            </office:change-info>
            <text:p text:style-name="P2">3</text:p>
          </text:deletion>
        </text:changed-region>
        <text:changed-region text:id="ct163243848">
          <text:insertion>
            <office:change-info>
              <dc:creator>Ray Lischner</dc:creator>
              <dc:date>2008-10-03T22:11:00</dc:date>
            </office:change-info>
          </text:insertion>
        </text:changed-region>
        <text:changed-region text:id="ct175705864">
          <text:insertion>
            <office:change-info>
              <dc:creator>Ray Lischner</dc:creator>
              <dc:date>2008-10-03T22:11:00</dc:date>
            </office:change-info>
          </text:insertion>
        </text:changed-region>
        <text:changed-region text:id="ct156902016">
          <text:deletion>
            <office:change-info>
              <dc:creator>Ray Lischner</dc:creator>
              <dc:date>2008-10-03T22:12:00</dc:date>
            </office:change-info>
            <text:p text:style-name="Body_20_Text_20_Cont">easi</text:p>
          </text:deletion>
        </text:changed-region>
        <text:changed-region text:id="ct154856768">
          <text:insertion>
            <office:change-info>
              <dc:creator>Ray Lischner</dc:creator>
              <dc:date>2008-10-03T22:12:00</dc:date>
            </office:change-info>
          </text:insertion>
        </text:changed-region>
        <text:changed-region text:id="ct159673608">
          <text:deletion>
            <office:change-info>
              <dc:creator>Ray Lischner</dc:creator>
              <dc:date>2008-10-03T22:11:00</dc:date>
            </office:change-info>
            <text:p text:style-name="Body_20_Text_20_Cont">easily </text:p>
          </text:deletion>
        </text:changed-region>
        <text:changed-region text:id="ct160302000">
          <text:deletion>
            <office:change-info>
              <dc:creator>Ray Lischner</dc:creator>
              <dc:date>2008-10-05T11:18:00</dc:date>
            </office:change-info>
            <text:p text:style-name="Body_20_Text"><text:span text:style-name="T2">sense</text:span></text:p>
          </text:deletion>
        </text:changed-region>
        <text:changed-region text:id="ct-1490760360">
          <text:insertion>
            <office:change-info>
              <dc:creator>Ray Lischner</dc:creator>
              <dc:date>2008-10-05T11:18:00</dc:date>
            </office:change-info>
          </text:insertion>
        </text:changed-region>
        <text:changed-region text:id="ct162453816">
          <text:deletion>
            <office:change-info>
              <dc:creator>Ray Lischner</dc:creator>
              <dc:date>2008-10-03T22:13:00</dc:date>
            </office:change-info>
            <text:p text:style-name="Body_20_Text_20_First"><text:span text:style-name="T3">will </text:span></text:p>
          </text:deletion>
        </text:changed-region>
        <text:changed-region text:id="ct-1491038368">
          <text:deletion>
            <office:change-info>
              <dc:creator>Ray Lischner</dc:creator>
              <dc:date>2008-10-05T11:22:00</dc:date>
            </office:change-info>
            <text:p text:style-name="Body_20_Text"><text:span text:style-name="T3">must </text:span></text:p>
          </text:deletion>
        </text:changed-region>
        <text:changed-region text:id="ct165584560">
          <text:insertion>
            <office:change-info>
              <dc:creator>Ray Lischner</dc:creator>
              <dc:date>2008-10-05T11:22:00</dc:date>
            </office:change-info>
          </text:insertion>
        </text:changed-region>
        <text:changed-region text:id="ct144168600">
          <text:deletion>
            <office:change-info>
              <dc:creator>Ray Lischner</dc:creator>
              <dc:date>2008-10-05T11:22:00</dc:date>
            </office:change-info>
            <text:p text:style-name="Body_20_Text"><text:span text:style-name="T3">ve</text:span></text:p>
          </text:deletion>
        </text:changed-region>
        <text:changed-region text:id="ct157412912">
          <text:insertion>
            <office:change-info>
              <dc:creator>Matthew Moodie</dc:creator>
              <dc:date>2008-10-01T17:10:00</dc:date>
            </office:change-info>
          </text:insertion>
        </text:changed-region>
        <text:changed-region text:id="ct167010336">
          <text:insertion>
            <office:change-info>
              <dc:creator>Ray Lischner</dc:creator>
              <dc:date>2008-10-05T11:23:00</dc:date>
            </office:change-info>
          </text:insertion>
        </text:changed-region>
        <text:changed-region text:id="ct155775936">
          <text:insertion>
            <office:change-info>
              <dc:creator>Ray Lischner</dc:creator>
              <dc:date>2008-10-03T22:14:00</dc:date>
            </office:change-info>
          </text:insertion>
        </text:changed-region>
        <text:changed-region text:id="ct155550760">
          <text:format-change>
            <office:change-info>
              <dc:creator>Ray Lischner</dc:creator>
              <dc:date>2008-10-03T22:14:00</dc:date>
            </office:change-info>
          </text:format-change>
        </text:changed-region>
        <text:changed-region text:id="ct159416320">
          <text:insertion>
            <office:change-info>
              <dc:creator>Ray Lischner</dc:creator>
              <dc:date>2008-10-02T23:19:00</dc:date>
            </office:change-info>
          </text:insertion>
        </text:changed-region>
        <text:changed-region text:id="ct159435232">
          <text:insertion>
            <office:change-info>
              <dc:creator>Ray Lischner</dc:creator>
              <dc:date>2008-10-03T22:15:00</dc:date>
            </office:change-info>
          </text:insertion>
        </text:changed-region>
        <text:changed-region text:id="ct166859232">
          <text:insertion>
            <office:change-info>
              <dc:creator>Ray Lischner</dc:creator>
              <dc:date>2008-10-03T22:17:00</dc:date>
            </office:change-info>
          </text:insertion>
        </text:changed-region>
        <text:changed-region text:id="ct139795656">
          <text:insertion>
            <office:change-info>
              <dc:creator>Ray Lischner</dc:creator>
              <dc:date>2008-10-03T22:18:00</dc:date>
            </office:change-info>
          </text:insertion>
        </text:changed-region>
        <text:changed-region text:id="ct160178480">
          <text:insertion>
            <office:change-info>
              <dc:creator>Ray Lischner</dc:creator>
              <dc:date>2008-10-03T22:16:00</dc:date>
            </office:change-info>
          </text:insertion>
        </text:changed-region>
        <text:changed-region text:id="ct152147760">
          <text:insertion>
            <office:change-info>
              <dc:creator>Ray Lischner</dc:creator>
              <dc:date>2008-10-03T22:17:00</dc:date>
            </office:change-info>
          </text:insertion>
        </text:changed-region>
        <text:changed-region text:id="ct159429216">
          <text:insertion>
            <office:change-info>
              <dc:creator>Matthew Moodie</dc:creator>
              <dc:date>2008-10-01T17:12:00</dc:date>
            </office:change-info>
          </text:insertion>
        </text:changed-region>
        <text:changed-region text:id="ct164713152">
          <text:insertion>
            <office:change-info>
              <dc:creator>Ray Lischner</dc:creator>
              <dc:date>2008-10-05T11:24:00</dc:date>
            </office:change-info>
          </text:insertion>
        </text:changed-region>
        <text:changed-region text:id="ct157048456">
          <text:insertion>
            <office:change-info>
              <dc:creator>Matthew Moodie</dc:creator>
              <dc:date>2008-10-01T17:13:00</dc:date>
            </office:change-info>
          </text:insertion>
        </text:changed-region>
        <text:changed-region text:id="ct155441736">
          <text:insertion>
            <office:change-info>
              <dc:creator>Matthew Moodie</dc:creator>
              <dc:date>2008-10-01T17:13:00</dc:date>
            </office:change-info>
          </text:insertion>
        </text:changed-region>
        <text:changed-region text:id="ct159466736">
          <text:insertion>
            <office:change-info>
              <dc:creator>Ray Lischner</dc:creator>
              <dc:date>2008-10-05T11:25:00</dc:date>
            </office:change-info>
          </text:insertion>
        </text:changed-region>
        <text:changed-region text:id="ct174915496">
          <text:insertion>
            <office:change-info>
              <dc:creator>Ray Lischner</dc:creator>
              <dc:date>2008-10-05T11:26:00</dc:date>
            </office:change-info>
          </text:insertion>
        </text:changed-region>
        <text:changed-region text:id="ct156901392">
          <text:insertion>
            <office:change-info>
              <dc:creator>Ray Lischner</dc:creator>
              <dc:date>2008-10-05T11:29:00</dc:date>
            </office:change-info>
          </text:insertion>
        </text:changed-region>
        <text:changed-region text:id="ct151523504">
          <text:deletion>
            <office:change-info>
              <dc:creator>Ray Lischner</dc:creator>
              <dc:date>2008-10-05T11:29:00</dc:date>
            </office:change-info>
            <text:p text:style-name="Body_20_Text"><text:span text:style-name="T2">All</text:span></text:p>
          </text:deletion>
        </text:changed-region>
        <text:changed-region text:id="ct166953528">
          <text:insertion>
            <office:change-info>
              <dc:creator>Ray Lischner</dc:creator>
              <dc:date>2008-10-05T11:29:00</dc:date>
            </office:change-info>
          </text:insertion>
        </text:changed-region>
        <text:changed-region text:id="ct155947496">
          <text:deletion>
            <office:change-info>
              <dc:creator>Ray Lischner</dc:creator>
              <dc:date>2008-10-03T22:23:00</dc:date>
            </office:change-info>
            <text:p text:style-name="Body_20_Text"><text:span text:style-name="T2">you should follow the same convention and use unsigned types for anything used to represent a size, index, or position in a standard container</text:span></text:p>
          </text:deletion>
        </text:changed-region>
        <text:changed-region text:id="ct173008864">
          <text:deletion>
            <office:change-info>
              <dc:creator>Ray Lischner</dc:creator>
              <dc:date>2008-10-03T22:22:00</dc:date>
            </office:change-info>
            <text:p text:style-name="Body_20_Text"><text:span text:style-name="T2">, so </text:span></text:p>
          </text:deletion>
        </text:changed-region>
        <text:changed-region text:id="ct157504528">
          <text:insertion>
            <office:change-info>
              <dc:creator>Ray Lischner</dc:creator>
              <dc:date>2008-10-03T22:21:00</dc:date>
            </office:change-info>
          </text:insertion>
        </text:changed-region>
        <text:changed-region text:id="ct166171120">
          <text:insertion>
            <office:change-info>
              <dc:creator>Ray Lischner</dc:creator>
              <dc:date>2008-10-03T22:22:00</dc:date>
            </office:change-info>
          </text:insertion>
        </text:changed-region>
        <text:changed-region text:id="ct152843752">
          <text:insertion>
            <office:change-info>
              <dc:creator>Ray Lischner</dc:creator>
              <dc:date>2008-10-05T11:31:00</dc:date>
            </office:change-info>
          </text:insertion>
        </text:changed-region>
        <text:changed-region text:id="ct140780256">
          <text:insertion>
            <office:change-info>
              <dc:creator>Matthew Moodie</dc:creator>
              <dc:date>2008-10-01T17:14:00</dc:date>
            </office:change-info>
          </text:insertion>
        </text:changed-region>
        <text:changed-region text:id="ct140892320">
          <text:deletion>
            <office:change-info>
              <dc:creator>Ray Lischner</dc:creator>
              <dc:date>2008-10-05T11:32:00</dc:date>
            </office:change-info>
            <text:p text:style-name="Body_20_Text"><text:span text:style-name="Code_20_Inline"><text:span text:style-name="T2">unsigned</text:span></text:span><text:span text:style-name="T2"> (or even better, </text:span></text:p>
          </text:deletion>
        </text:changed-region>
        <text:changed-region text:id="ct156519480">
          <text:deletion>
            <office:change-info>
              <dc:creator>Ray Lischner</dc:creator>
              <dc:date>2008-10-05T11:32:00</dc:date>
            </office:change-info>
            <text:p text:style-name="Body_20_Text"><text:span text:style-name="Code_20_Inline"><text:span text:style-name="T2">)</text:span></text:span></text:p>
          </text:deletion>
        </text:changed-region>
        <text:changed-region text:id="ct160805640">
          <text:insertion>
            <office:change-info>
              <dc:creator>Matthew Moodie</dc:creator>
              <dc:date>2008-10-01T17:15:00</dc:date>
            </office:change-info>
          </text:insertion>
        </text:changed-region>
        <text:changed-region text:id="ct169755536">
          <text:insertion>
            <office:change-info>
              <dc:creator>Ray Lischner</dc:creator>
              <dc:date>2008-10-03T22:26:00</dc:date>
            </office:change-info>
          </text:insertion>
        </text:changed-region>
        <text:changed-region text:id="ct162791424">
          <text:deletion>
            <office:change-info>
              <dc:creator>Ray Lischner</dc:creator>
              <dc:date>2008-10-03T22:26:00</dc:date>
            </office:change-info>
            <text:p text:style-name="P2"><text:s/></text:p>
          </text:deletion>
        </text:changed-region>
        <text:changed-region text:id="ct175375608">
          <text:deletion>
            <office:change-info>
              <dc:creator>Ray Lischner</dc:creator>
              <dc:date>2008-10-03T22:26:00</dc:date>
            </office:change-info>
            <text:p text:style-name="P2"/>
            <text:p text:style-name="P2"><text:s/>*</text:p>
          </text:deletion>
        </text:changed-region>
        <text:changed-region text:id="ct160891160">
          <text:insertion>
            <office:change-info>
              <dc:creator>Ray Lischner</dc:creator>
              <dc:date>2008-10-03T22:26:00</dc:date>
            </office:change-info>
          </text:insertion>
        </text:changed-region>
        <text:changed-region text:id="ct164062144">
          <text:insertion>
            <office:change-info>
              <dc:creator>Ray Lischner</dc:creator>
              <dc:date>2008-10-03T22:26:00</dc:date>
            </office:change-info>
          </text:insertion>
        </text:changed-region>
        <text:changed-region text:id="ct154685768">
          <text:insertion>
            <office:change-info>
              <dc:creator>Ray Lischner</dc:creator>
              <dc:date>2008-10-03T22:26:00</dc:date>
            </office:change-info>
          </text:insertion>
        </text:changed-region>
        <text:changed-region text:id="ct172974976">
          <text:insertion>
            <office:change-info>
              <dc:creator>Ray Lischner</dc:creator>
              <dc:date>2008-10-03T22:27:00</dc:date>
            </office:change-info>
          </text:insertion>
        </text:changed-region>
        <text:changed-region text:id="ct175306576">
          <text:insertion>
            <office:change-info>
              <dc:creator>Ray Lischner</dc:creator>
              <dc:date>2008-10-03T22:27:00</dc:date>
            </office:change-info>
          </text:insertion>
        </text:changed-region>
        <text:changed-region text:id="ct142956968">
          <text:insertion>
            <office:change-info>
              <dc:creator>Ray Lischner</dc:creator>
              <dc:date>2008-10-03T22:27:00</dc:date>
            </office:change-info>
          </text:insertion>
        </text:changed-region>
        <text:changed-region text:id="ct160873624">
          <text:insertion>
            <office:change-info>
              <dc:creator>Ray Lischner</dc:creator>
              <dc:date>2008-10-03T22:30:00</dc:date>
            </office:change-info>
          </text:insertion>
        </text:changed-region>
        <text:changed-region text:id="ct162556224">
          <text:deletion>
            <office:change-info>
              <dc:creator>Ray Lischner</dc:creator>
              <dc:date>2008-10-03T22:30:00</dc:date>
            </office:change-info>
            <text:p text:style-name="P2"/>
            <text:p text:style-name="P2"><text:s/>*</text:p>
          </text:deletion>
        </text:changed-region>
        <text:changed-region text:id="ct152259664">
          <text:insertion>
            <office:change-info>
              <dc:creator>Ray Lischner</dc:creator>
              <dc:date>2008-10-03T22:30:00</dc:date>
            </office:change-info>
          </text:insertion>
        </text:changed-region>
        <text:changed-region text:id="ct152766824">
          <text:insertion>
            <office:change-info>
              <dc:creator>Ray Lischner</dc:creator>
              <dc:date>2008-10-03T22:30:00</dc:date>
            </office:change-info>
          </text:insertion>
        </text:changed-region>
        <text:changed-region text:id="ct162985112">
          <text:insertion>
            <office:change-info>
              <dc:creator>Ray Lischner</dc:creator>
              <dc:date>2008-10-03T22:31:00</dc:date>
            </office:change-info>
          </text:insertion>
        </text:changed-region>
        <text:changed-region text:id="ct165021912">
          <text:insertion>
            <office:change-info>
              <dc:creator>Ray Lischner</dc:creator>
              <dc:date>2008-10-03T22:31:00</dc:date>
            </office:change-info>
          </text:insertion>
        </text:changed-region>
        <text:changed-region text:id="ct157837576">
          <text:insertion>
            <office:change-info>
              <dc:creator>Ray Lischner</dc:creator>
              <dc:date>2008-10-03T22:31:00</dc:date>
            </office:change-info>
          </text:insertion>
        </text:changed-region>
        <text:changed-region text:id="ct175526208">
          <text:deletion>
            <office:change-info>
              <dc:creator>Ray Lischner</dc:creator>
              <dc:date>2008-10-03T22:31:00</dc:date>
            </office:change-info>
            <text:p text:style-name="P2"><text:s/></text:p>
          </text:deletion>
        </text:changed-region>
        <text:changed-region text:id="ct155241992">
          <text:insertion>
            <office:change-info>
              <dc:creator>Ray Lischner</dc:creator>
              <dc:date>2008-10-03T22:31:00</dc:date>
            </office:change-info>
          </text:insertion>
        </text:changed-region>
        <text:changed-region text:id="ct-1428263032">
          <text:insertion>
            <office:change-info>
              <dc:creator>Ray Lischner</dc:creator>
              <dc:date>2008-10-05T11:34:00</dc:date>
            </office:change-info>
          </text:insertion>
        </text:changed-region>
        <text:changed-region text:id="ct152830456">
          <text:insertion>
            <office:change-info>
              <dc:creator>Ray Lischner</dc:creator>
              <dc:date>2008-10-05T11:33:00</dc:date>
            </office:change-info>
          </text:insertion>
        </text:changed-region>
        <text:changed-region text:id="ct142361840">
          <text:deletion>
            <office:change-info>
              <dc:creator>Ray Lischner</dc:creator>
              <dc:date>2008-10-05T11:33:00</dc:date>
            </office:change-info>
            <text:p text:style-name="P3">Much better is to </text:p>
          </text:deletion>
        </text:changed-region>
        <text:changed-region text:id="ct164738624">
          <text:insertion>
            <office:change-info>
              <dc:creator>Ray Lischner</dc:creator>
              <dc:date>2008-10-03T22:33:00</dc:date>
            </office:change-info>
          </text:insertion>
        </text:changed-region>
        <text:changed-region text:id="ct155681832">
          <text:deletion>
            <office:change-info>
              <dc:creator>Ray Lischner</dc:creator>
              <dc:date>2008-10-05T11:34:00</dc:date>
            </office:change-info>
            <text:p text:style-name="P3">The alternative is to</text:p>
          </text:deletion>
        </text:changed-region>
        <text:changed-region text:id="ct162578280">
          <text:insertion>
            <office:change-info>
              <dc:creator>Ray Lischner</dc:creator>
              <dc:date>2008-10-05T11:34:00</dc:date>
            </office:change-info>
          </text:insertion>
        </text:changed-region>
        <text:changed-region text:id="ct142237016">
          <text:deletion>
            <office:change-info>
              <dc:creator>Ray Lischner</dc:creator>
              <dc:date>2008-10-05T11:35:00</dc:date>
            </office:change-info>
            <text:p text:style-name="P3">y</text:p>
          </text:deletion>
        </text:changed-region>
        <text:changed-region text:id="ct156859504">
          <text:deletion>
            <office:change-info>
              <dc:creator>Ray Lischner</dc:creator>
              <dc:date>2008-10-05T11:35:00</dc:date>
            </office:change-info>
            <text:p text:style-name="P3">the</text:p>
          </text:deletion>
        </text:changed-region>
        <text:changed-region text:id="ct162959576">
          <text:insertion>
            <office:change-info>
              <dc:creator>Ray Lischner</dc:creator>
              <dc:date>2008-10-05T11:35:00</dc:date>
            </office:change-info>
          </text:insertion>
        </text:changed-region>
        <text:changed-region text:id="ct166129144">
          <text:insertion>
            <office:change-info>
              <dc:creator>Ray Lischner</dc:creator>
              <dc:date>2008-10-03T22:34:00</dc:date>
            </office:change-info>
          </text:insertion>
        </text:changed-region>
        <text:changed-region text:id="ct168870272">
          <text:insertion>
            <office:change-info>
              <dc:creator>Ray Lischner</dc:creator>
              <dc:date>2008-10-03T22:34:00</dc:date>
            </office:change-info>
          </text:insertion>
        </text:changed-region>
        <text:changed-region text:id="ct169812504">
          <text:insertion>
            <office:change-info>
              <dc:creator>Ray Lischner</dc:creator>
              <dc:date>2008-10-03T22:34:00</dc:date>
            </office:change-info>
          </text:insertion>
        </text:changed-region>
        <text:changed-region text:id="ct157058296">
          <text:insertion>
            <office:change-info>
              <dc:creator>Ray Lischner</dc:creator>
              <dc:date>2008-10-03T22:34:00</dc:date>
            </office:change-info>
          </text:insertion>
        </text:changed-region>
        <text:changed-region text:id="ct157152368">
          <text:insertion>
            <office:change-info>
              <dc:creator>Ray Lischner</dc:creator>
              <dc:date>2008-10-03T22:34:00</dc:date>
            </office:change-info>
          </text:insertion>
        </text:changed-region>
        <text:changed-region text:id="ct142396048">
          <text:insertion>
            <office:change-info>
              <dc:creator>Ray Lischner</dc:creator>
              <dc:date>2008-10-03T22:34:00</dc:date>
            </office:change-info>
          </text:insertion>
        </text:changed-region>
        <text:changed-region text:id="ct141233136">
          <text:insertion>
            <office:change-info>
              <dc:creator>Ray Lischner</dc:creator>
              <dc:date>2008-10-03T22:34:00</dc:date>
            </office:change-info>
          </text:insertion>
        </text:changed-region>
        <text:changed-region text:id="ct165526264">
          <text:insertion>
            <office:change-info>
              <dc:creator>Ray Lischner</dc:creator>
              <dc:date>2008-10-03T22:34:00</dc:date>
            </office:change-info>
          </text:insertion>
        </text:changed-region>
        <text:changed-region text:id="ct155004928">
          <text:insertion>
            <office:change-info>
              <dc:creator>Ray Lischner</dc:creator>
              <dc:date>2008-10-03T22:34:00</dc:date>
            </office:change-info>
          </text:insertion>
        </text:changed-region>
        <text:changed-region text:id="ct142922432">
          <text:insertion>
            <office:change-info>
              <dc:creator>Matthew Moodie</dc:creator>
              <dc:date>2008-10-01T17:17:00</dc:date>
            </office:change-info>
          </text:insertion>
        </text:changed-region>
        <text:changed-region text:id="ct175677928">
          <text:deletion>
            <office:change-info>
              <dc:creator>Matthew Moodie</dc:creator>
              <dc:date>2008-10-01T17:18:00</dc:date>
            </office:change-info>
            <text:p text:style-name="Body_20_Text_20_Cont">all that mucking about with shift and bitwise operators</text:p>
          </text:deletion>
        </text:changed-region>
        <text:changed-region text:id="ct151365272">
          <text:insertion>
            <office:change-info>
              <dc:creator>Ray Lischner</dc:creator>
              <dc:date>2008-10-03T22:35:00</dc:date>
            </office:change-info>
          </text:insertion>
        </text:changed-region>
        <text:changed-region text:id="ct159737472">
          <text:deletion>
            <office:change-info>
              <dc:creator>Matthew Moodie</dc:creator>
              <dc:date>2008-10-01T17:18:00</dc:date>
            </office:change-info>
            <text:p text:style-name="Body_20_Text">s</text:p>
          </text:deletion>
        </text:changed-region>
        <text:changed-region text:id="ct159599184">
          <text:insertion>
            <office:change-info>
              <dc:creator>Matthew Moodie</dc:creator>
              <dc:date>2008-10-01T17:19:00</dc:date>
            </office:change-info>
          </text:insertion>
        </text:changed-region>
        <text:changed-region text:id="ct166651752">
          <text:insertion>
            <office:change-info>
              <dc:creator>Matthew Moodie</dc:creator>
              <dc:date>2008-10-01T17:23:00</dc:date>
            </office:change-info>
          </text:insertion>
        </text:changed-region>
        <text:changed-region text:id="ct166097600">
          <text:insertion>
            <office:change-info>
              <dc:creator>Ray Lischner</dc:creator>
              <dc:date>2008-10-02T23:20:00</dc:date>
            </office:change-info>
          </text:insertion>
        </text:changed-region>
        <text:changed-region text:id="ct161053296">
          <text:insertion>
            <office:change-info>
              <dc:creator>Ray Lischner</dc:creator>
              <dc:date>2008-10-02T23:21:00</dc:date>
            </office:change-info>
          </text:insertion>
        </text:changed-region>
        <text:changed-region text:id="ct163495816">
          <text:insertion>
            <office:change-info>
              <dc:creator>Ray Lischner</dc:creator>
              <dc:date>2008-10-02T23:21:00</dc:date>
            </office:change-info>
          </text:insertion>
        </text:changed-region>
        <text:changed-region text:id="ct152825400">
          <text:insertion>
            <office:change-info>
              <dc:creator>Ray Lischner</dc:creator>
              <dc:date>2008-10-03T22:36:00</dc:date>
            </office:change-info>
          </text:insertion>
        </text:changed-region>
        <text:changed-region text:id="ct175239880">
          <text:insertion>
            <office:change-info>
              <dc:creator>Ray Lischner</dc:creator>
              <dc:date>2008-10-03T22:36:00</dc:date>
            </office:change-info>
          </text:insertion>
        </text:changed-region>
        <text:changed-region text:id="ct157253576">
          <text:insertion>
            <office:change-info>
              <dc:creator>Ray Lischner</dc:creator>
              <dc:date>2008-10-03T22:36:00</dc:date>
            </office:change-info>
          </text:insertion>
        </text:changed-region>
        <text:changed-region text:id="ct154676944">
          <text:insertion>
            <office:change-info>
              <dc:creator>Ray Lischner</dc:creator>
              <dc:date>2008-10-03T22:36:00</dc:date>
            </office:change-info>
          </text:insertion>
        </text:changed-region>
        <text:changed-region text:id="ct161078768">
          <text:format-change>
            <office:change-info>
              <dc:creator>Matthew Moodie</dc:creator>
              <dc:date>2008-10-01T17:26:00</dc:date>
            </office:change-info>
          </text:format-change>
        </text:changed-region>
        <text:changed-region text:id="ct175779536">
          <text:insertion>
            <office:change-info>
              <dc:creator>Matthew Moodie</dc:creator>
              <dc:date>2008-10-01T17:25:00</dc:date>
            </office:change-info>
          </text:insertion>
        </text:changed-region>
        <text:changed-region text:id="ct172518176">
          <text:insertion>
            <office:change-info>
              <dc:creator>Matthew Moodie</dc:creator>
              <dc:date>2008-10-01T17:28:00</dc:date>
            </office:change-info>
          </text:insertion>
        </text:changed-region>
        <text:changed-region text:id="ct157020368">
          <text:deletion>
            <office:change-info>
              <dc:creator>Ray Lischner</dc:creator>
              <dc:date>2008-10-03T22:39:00</dc:date>
            </office:change-info>
            <text:p text:style-name="Code">static_cast&lt;</text:p>
          </text:deletion>
        </text:changed-region>
        <text:changed-region text:id="ct175059312">
          <text:deletion>
            <office:change-info>
              <dc:creator>Ray Lischner</dc:creator>
              <dc:date>2008-10-03T22:39:00</dc:date>
            </office:change-info>
            <text:p text:style-name="Code">&gt;</text:p>
          </text:deletion>
        </text:changed-region>
        <text:changed-region text:id="ct175503336">
          <text:deletion>
            <office:change-info>
              <dc:creator>Ray Lischner</dc:creator>
              <dc:date>2008-10-03T22:39:00</dc:date>
            </office:change-info>
            <text:p text:style-name="Code">static_cast&lt;</text:p>
          </text:deletion>
        </text:changed-region>
        <text:changed-region text:id="ct157282536">
          <text:deletion>
            <office:change-info>
              <dc:creator>Ray Lischner</dc:creator>
              <dc:date>2008-10-03T22:39:00</dc:date>
            </office:change-info>
            <text:p text:style-name="Code">&gt;</text:p>
          </text:deletion>
        </text:changed-region>
        <text:changed-region text:id="ct151591872">
          <text:insertion>
            <office:change-info>
              <dc:creator>Ray Lischner</dc:creator>
              <dc:date>2008-10-03T22:40:00</dc:date>
            </office:change-info>
          </text:insertion>
        </text:changed-region>
        <text:changed-region text:id="ct175026280">
          <text:deletion>
            <office:change-info>
              <dc:creator>Ray Lischner</dc:creator>
              <dc:date>2008-10-03T22:43:00</dc:date>
            </office:change-info>
            <text:p text:style-name="P2">static_cast&lt;</text:p>
          </text:deletion>
        </text:changed-region>
        <text:changed-region text:id="ct154794128">
          <text:deletion>
            <office:change-info>
              <dc:creator>Ray Lischner</dc:creator>
              <dc:date>2008-10-03T22:43:00</dc:date>
            </office:change-info>
            <text:p text:style-name="P2">&gt;</text:p>
          </text:deletion>
        </text:changed-region>
        <text:changed-region text:id="ct173054888">
          <text:insertion>
            <office:change-info>
              <dc:creator>Ray Lischner</dc:creator>
              <dc:date>2008-10-03T22:43: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Exploration <text:variable-set text:name="chapter" office:value-type="float" office:value="61" style:data-style-name="N0">61</text:variable-set></text:p>
      <text:p text:style-name="Chapter_20_Title">Working with Bits</text:p>
      <text:p text:style-name="Body_20_Text_20_First">This exploration begins a series of explorations that cover more advanced topics in the C++ type system. The series <text:change text:change-id="ct175510432"/><text:change-start text:change-id="ct160192784"/>begin<text:change-end text:change-id="ct160192784"/>s with an examination of how to work with individual bits. This exploration begins with operators that manipulate integers at the bit level, then introduces bitfields—a completely different way of working with bits. The final topic is the <text:span text:style-name="Code_20_Inline">bitset</text:span> class template, which lets you work with bitsets of any size.</text:p>
      <text:p text:style-name="Heading_20_1">Integer as a Set of Bits</text:p>
      <text:p text:style-name="Body_20_Text_20_First">A common idiom in computer programming is to treat an integer as a set<text:change-start text:change-id="ct140779752"/> of small integers<text:change-end text:change-id="ct140779752"/><office:annotation><dc:creator>FWG</dc:creator><dc:date>2008-09-08T00:00:00</dc:date><text:p>surely you mean 'a set of bits' And I do not think it is an idiom. I would have written '</text:p><text:p>'It is common in computer programming to use an integer as a store for a sequence of bits'</text:p><text:p>Note that it is not a set in a technical sense</text:p><text:p>because it contains many instances of the same 'value' </text:p><text:p>eithger a 0 or a 1.</text:p><text:p/></office:annotation>. <text:change-start text:change-id="ct150281664"/>A value <text:span text:style-name="T9">n</text:span> is a member of the set if the bit <text:change-end text:change-id="ct150281664"/><text:change-start text:change-id="ct142158864"/>at position <text:span text:style-name="T9">n</text:span> is <text:change-end text:change-id="ct142158864"/><text:change-start text:change-id="ct166474200"/>one<text:change-end text:change-id="ct166474200"/><text:change text:change-id="ct159956776"/>. <text:change-start text:change-id="ct158715000"/>An empty set has the numeric value zero because all bits are zero. <text:change-end text:change-id="ct158715000"/>To better understand how this works, consider the I/O stream formatting flags (introduced in Exploration 37).</text:p>
      <text:p text:style-name="Body_20_Text">Typically, you use manipulators to set and clear flags. For example, Exploration 16 introduced the <text:span text:style-name="Code_20_Inline">skipws</text:span> and <text:span text:style-name="Code_20_Inline">noskipws</text:span> manipulators. These manipulators set and clear the <text:span text:style-name="Code_20_Inline">std::ios_base::skipws</text:span> flag by calling the <text:span text:style-name="Code_20_Inline">setf</text:span> and <text:span text:style-name="Code_20_Inline">unsetf</text:span> member functions. In other words, the following statement:</text:p>
      <text:p text:style-name="Code_20_Single">std::cin &gt;&gt; std::noskipws &gt;&gt; read &gt;&gt; std::skipws;</text:p>
      <text:p text:style-name="Body_20_Text_20_Cont">is exactly equivalent to</text:p>
      <text:p text:style-name="Code_20_First">std::cin.unsetf(std::ios_base::skipws);</text:p>
      <text:p text:style-name="Code">std::cin &gt;&gt; read;</text:p>
      <text:p text:style-name="Code_20_Last">std::cin.setf(std::ios_base::skipws);</text:p>
      <text:p text:style-name="Body_20_Text_20_Cont">Other formatting flags include <text:span text:style-name="Code_20_Inline">boolalpha</text:span> (introduced in Exploration 11), <text:span text:style-name="Code_20_Inline">showbase (</text:span>Exploration 54), <text:span text:style-name="Code_20_Inline">showpoint</text:span> (display a decimal point even when it would otherwise be sup<text:change-start text:change-id="ct150186656"/>p<text:change-end text:change-id="ct150186656"/>ressed), and <text:span text:style-name="Code_20_Inline">showpos</text:span> (show a plus sign for positive numbers). Consult a C++ reference to learn about the remaining formatting flags.</text:p>
      <text:p text:style-name="Body_20_Text">A simple implementation of the formatting flags is to store the flags in an <text:span text:style-name="Code_20_Inline">int</text:span>, and assign a specific bit position to each flag. A common way to write flags that you define in this manner is to use hexadecimal notation, as shown in Listing <text:variable-get text:name="chapter" office:value-type="float" style:data-style-name="N0">61</text:variable-get>-<text:reference-ref text:reference-format="text" text:ref-name="fmtflags_1_code">1</text:reference-ref>. <text:change-start text:change-id="ct175573048"/>Write a hexadecimal integer literal with <text:span text:style-name="Code_20_Inline">0x</text:span> or <text:span text:style-name="Code_20_Inline">0X</text:span>, followed by the <text:change-end text:change-id="ct175573048"/><text:change-start text:change-id="ct-1490799216"/>base 16 value. Letters <text:span text:style-name="Code_20_Inline">A</text:span> through <text:span text:style-name="Code_20_Inline">F</text:span> in upper- or lower-case represent 10 through 15. <text:change-end text:change-id="ct-1490799216"/>(The C++ standard does not mandate any particular implementation of the formatting flags. Your library probably implements the formatting flags differently.)</text:p>
      <text:p text:style-name="Code_20_Caption"><text:hidden-text text:condition="ooow:" text:string-value=".func" text:is-hidden="true"/>Listing <text:variable-get text:name="chapter" office:value-type="float" style:data-style-name="N0">61</text:variable-get>-<text:reference-mark-start text:name="fmtflags_1_code"/><text:sequence text:ref-name="refText0" text:name="Text" text:formula="ooow:Text+1" style:num-format="1">1</text:sequence><text:reference-mark-end text:name="fmtflags_1_code"/>. An initial definition of formatting flags</text:p>
      <text:p text:style-name="Code_20_First">typedef int fmtflags;</text:p>
      <text:p text:style-name="Code">fmtflags const showbase <text:change-start text:change-id="ct164936296"/><text:s/><text:change-end text:change-id="ct164936296"/>= 0x01;</text:p>
      <text:p text:style-name="Code">fmtflags const boolalpha = 0x02;</text:p>
      <text:p text:style-name="Code">fmtflags const skipws <text:change-start text:change-id="ct141059840"/><text:s text:c="3"/><text:change-end text:change-id="ct141059840"/>= 0x04;</text:p>
      <text:p text:style-name="Code"><text:soft-page-break/>fmtflags const showpoint = 0x08;</text:p>
      <text:p text:style-name="Code">fmtflags const showpos <text:change-start text:change-id="ct169591880"/><text:s text:c="2"/><text:change-end text:change-id="ct169591880"/>= 0x10;</text:p>
      <text:p text:style-name="Code_20_Last">// etc. for other flags...</text:p>
      <text:p text:style-name="Body_20_Text_20_First">The next step is to write the <text:span text:style-name="Code_20_Inline">setf </text:span>and <text:span text:style-name="Code_20_Inline">unsetf</text:span> functions. The former function sets specific bits in a <text:span text:style-name="Code_20_Inline">flags_</text:span> data member (of the <text:span text:style-name="Code_20_Inline">std::ios_base</text:span> class), and the latter clears bits. To set and clear bits, C++ provides some operators that manipulate individual bits in an integer. Collectively, they are called the <text:span text:style-name="T9">bitwise</text:span><text:span text:style-name="T5"> operators.</text:span></text:p>
      <text:p text:style-name="Body_20_Text"><text:span text:style-name="T5">The bitwise operators perform the usual arithmetic promotions and conversions (Exploration 23). The operators </text:span><text:change-start text:change-id="ct168025040"/><text:span text:style-name="T5">then </text:span><text:change-end text:change-id="ct168025040"/><text:span text:style-name="T5">perform their operation on successive bits in their arguments. The </text:span><text:span text:style-name="Code_20_Inline"><text:span text:style-name="T5">&amp;</text:span></text:span><text:span text:style-name="T5"> operator implements bitwise </text:span><text:span text:style-name="T9">and</text:span><text:span text:style-name="T5">, the </text:span><text:span text:style-name="Code_20_Inline"><text:span text:style-name="T5">|</text:span></text:span><text:span text:style-name="T5"> operator implements bitwise, inclusive </text:span><text:span text:style-name="T9">or</text:span><text:span text:style-name="T5">; <text:s/>and the </text:span><text:span text:style-name="Code_20_Inline"><text:span text:style-name="T5">~</text:span></text:span><text:span text:style-name="T5"> operator is a unary operator to perform bitwise complement. Figure </text:span><text:span text:style-name="T5"><text:variable-get text:name="chapter" office:value-type="float" style:data-style-name="N0">61</text:variable-get></text:span><text:span text:style-name="T5">-</text:span><text:span text:style-name="T5"><text:reference-ref text:reference-format="text" text:ref-name="bitwise_fig">1</text:reference-ref></text:span><text:span text:style-name="T5"> illustrates the bitwise nature of these operators (using </text:span><text:span text:style-name="Code_20_Inline"><text:span text:style-name="T5">&amp;</text:span></text:span><text:span text:style-name="T5"> as an example).</text:span></text:p>
      <text:p text:style-name="P23">Insert 7494f6201.eps</text:p>
      <text:p text:style-name="Figure_20_Caption"><text:span text:style-name="T5">Figure </text:span><text:span text:style-name="T5"><text:variable-get text:name="chapter" office:value-type="float" style:data-style-name="N0">61</text:variable-get></text:span><text:span text:style-name="T5">-</text:span><text:reference-mark-start text:name="bitwise_fig"/><text:span text:style-name="T5"><text:sequence text:ref-name="refDrawing0" text:name="Drawing" text:formula="ooow:Drawing+1" style:num-format="1">1</text:sequence></text:span><text:reference-mark-end text:name="bitwise_fig"/><text:span text:style-name="T5">. How the </text:span><text:span text:style-name="Code_20_Inline"><text:span text:style-name="T5">&amp;</text:span></text:span><text:span text:style-name="T5"> (bitwise and) operator works</text:span></text:p>
      <text:p text:style-name="Body_20_Text"><text:span text:style-name="T6">Implement the </text:span><text:span text:style-name="Code_20_Inline"><text:span text:style-name="T6">setf</text:span></text:span><text:span text:style-name="T6"> function.</text:span><text:span text:style-name="T5"> This function takes a single </text:span><text:span text:style-name="Code_20_Inline"><text:span text:style-name="T5">fmtflags</text:span></text:span><text:span text:style-name="T5"> argument and sets the specified flags in the </text:span><text:span text:style-name="Code_20_Inline"><text:span text:style-name="T5">flags_</text:span></text:span><text:span text:style-name="T5"> data member. Listing </text:span><text:span text:style-name="T5"><text:variable-get text:name="chapter" office:value-type="float" style:data-style-name="N0">61</text:variable-get></text:span><text:span text:style-name="T5">-</text:span><text:span text:style-name="T5"><text:reference-ref text:reference-format="text" text:ref-name="setflags_1_code">2</text:reference-ref></text:span><text:span text:style-name="T5"> shows a simple solution.</text:span></text:p>
      <text:p text:style-name="Code_20_Caption"><text:hidden-text text:condition="ooow:" text:string-value=".func" text:is-hidden="true"/><text:span text:style-name="T9">Listing </text:span><text:span text:style-name="T9"><text:variable-get text:name="chapter" office:value-type="float" style:data-style-name="N0">61</text:variable-get></text:span><text:span text:style-name="T9">-</text:span><text:reference-mark-start text:name="setflags_1_code"/><text:span text:style-name="T9"><text:sequence text:ref-name="refText1" text:name="Text" text:formula="ooow:Text+1" style:num-format="1">2</text:sequence></text:span><text:reference-mark-end text:name="setflags_1_code"/><text:span text:style-name="T9">. A simple implementation of the </text:span><text:span text:style-name="Code_20_Inline"><text:span text:style-name="T9">setf</text:span></text:span><text:span text:style-name="T9"> member function</text:span></text:p>
      <text:p text:style-name="P19">void setf(fmtflags f)</text:p>
      <text:p text:style-name="P6">{</text:p>
      <text:p text:style-name="P6"><text:s text:c="3"/>flags_ = flags_ | f;</text:p>
      <text:p text:style-name="P21">}</text:p>
      <text:p text:style-name="Body_20_Text_20_Cont"><text:span text:style-name="T5">The </text:span><text:span text:style-name="Code_20_Inline"><text:span text:style-name="T5">unsetf</text:span></text:span><text:span text:style-name="T5"> function is slightly more complicated. It must clear flags, which means setting the corresponding bits to zero. In other words, the argument specifies a bitmask in which each 1 bit means to clear (set to 0) the bit in </text:span><text:span text:style-name="Code_20_Inline"><text:span text:style-name="T5">flags_</text:span></text:span><text:span text:style-name="T5">. </text:span><text:span text:style-name="T6">Write the </text:span><text:span text:style-name="Code_20_Inline"><text:span text:style-name="T6">unsetf</text:span></text:span><text:span text:style-name="T6"> function.</text:span><text:span text:style-name="T5"> Compare your solution with Listing </text:span><text:span text:style-name="T5"><text:variable-get text:name="chapter" office:value-type="float" style:data-style-name="N0">61</text:variable-get></text:span><text:span text:style-name="T5">-</text:span><text:span text:style-name="T5"><text:reference-ref text:reference-format="text" text:ref-name="resetflags_1_code">3</text:reference-ref></text:span><text:span text:style-name="T5">.</text:span></text:p>
      <text:p text:style-name="Code_20_Caption"><text:hidden-text text:condition="ooow:" text:string-value=".func" text:is-hidden="true"/><text:span text:style-name="T9">Listing </text:span><text:span text:style-name="T9"><text:variable-get text:name="chapter" office:value-type="float" style:data-style-name="N0">61</text:variable-get></text:span><text:span text:style-name="T9">-</text:span><text:reference-mark-start text:name="resetflags_1_code"/><text:span text:style-name="T9"><text:sequence text:ref-name="refText2" text:name="Text" text:formula="ooow:Text+1" style:num-format="1">3</text:sequence></text:span><text:reference-mark-end text:name="resetflags_1_code"/><text:span text:style-name="T9">. A simple implementation of the </text:span><text:span text:style-name="Code_20_Inline"><text:span text:style-name="T9">unsetf</text:span></text:span><text:span text:style-name="T9"> member function</text:span></text:p>
      <text:p text:style-name="P19">void unsetf(fmtflags f)</text:p>
      <text:p text:style-name="P6">{</text:p>
      <text:p text:style-name="P6"><text:s text:c="3"/>flags_ = flags_ &amp; ~f;</text:p>
      <text:p text:style-name="P21">}</text:p>
      <text:p text:style-name="Body_20_Text"><text:span text:style-name="T5">Recall from Exploration 44 that various assignment operators combine an arithmetic operator with assignment. Assignment operators exist for the bitwise functions, too, so you can write these functions even more succinctly, as shown in Listing </text:span><text:span text:style-name="T5"><text:variable-get text:name="chapter" office:value-type="float" style:data-style-name="N0">61</text:variable-get></text:span><text:span text:style-name="T5">-</text:span><text:span text:style-name="T5"><text:reference-ref text:reference-format="text" text:ref-name="flag_funcs_with_assignment_ops_code">4</text:reference-ref></text:span><text:span text:style-name="T5">.</text:span></text:p>
      <text:p text:style-name="P16"><text:hidden-text text:condition="ooow:" text:string-value=".func" text:is-hidden="true"/>Listing <text:variable-get text:name="chapter" office:value-type="float" style:data-style-name="N0">61</text:variable-get>-<text:reference-mark-start text:name="flag_funcs_with_assignment_ops_code"/><text:sequence text:ref-name="refText3" text:name="Text" text:formula="ooow:Text+1" style:num-format="1">4</text:sequence><text:reference-mark-end text:name="flag_funcs_with_assignment_ops_code"/>. Using assignment operators in the flags functions</text:p>
      <text:p text:style-name="P19">void setf(fmtflags f)</text:p>
      <text:p text:style-name="P6">{</text:p>
      <text:p text:style-name="P6"><text:s text:c="3"/>flags_ |= f;</text:p>
      <text:p text:style-name="P6">}</text:p>
      <text:p text:style-name="P6"/>
      <text:p text:style-name="P6">void unsetf(fmtflags f)</text:p>
      <text:p text:style-name="P6">{</text:p>
      <text:p text:style-name="P6"><text:soft-page-break/><text:s text:c="3"/>flags_ &amp;= ~f;</text:p>
      <text:p text:style-name="P21">}</text:p>
      <text:p text:style-name="Heading_20_1">Bit Masks</text:p>
      <text:p text:style-name="Body_20_Text_20_First">Not all the flags are individual bits. The alignment flags, for example, can be <text:span text:style-name="Code_20_Inline">left</text:span>, <text:change text:change-id="ct151303120"/><text:span text:style-name="Code_20_Inline">right</text:span>, or <text:span text:style-name="Code_20_Inline">internal</text:span>. The floating-point style can be <text:span text:style-name="Code_20_Inline">fixed</text:span>, <text:span text:style-name="Code_20_Inline">scientific</text:span>, or general. To represent three or four values, you need two bits. For these situations, C++ has a two-argument form of the <text:span text:style-name="Code_20_Inline">setf</text:span> function. (Exploration 8). The second argument specifies a mask of which bits to affect; the first argument specifies a mask of bits to set within the field.</text:p>
      <text:p text:style-name="P1">Using the same bitwise operators, you can define<text:change text:change-id="ct173272184"/> <text:change-start text:change-id="ct173172656"/><text:span text:style-name="Code_20_Inline"><text:span text:style-name="T12">adjustf</text:span></text:span><text:change-end text:change-id="ct173172656"/><text:span text:style-name="Code_20_Inline">ield</text:span> as a two-bit wide bitmask, say, <text:span text:style-name="Code_20_Inline">0x300</text:span>. If both bits are clear, that could mean left-adjustment, one bit set means right-adjustment, and the other bit could mean “internal” alignment (align after a sign or <text:span text:style-name="Code_20_Inline">0x</text:span> in a hexadecimal value). That leaves one more possible value (both bits set), but the standard library defines only three different alignment values.</text:p>
      <text:p text:style-name="Body_20_Text">Listing <text:variable-get text:name="chapter" office:value-type="float" style:data-style-name="N0">61</text:variable-get>-<text:reference-ref text:reference-format="text" text:ref-name="fields_code">5</text:reference-ref> shows one possible implementation of the <text:span text:style-name="Code_20_Inline">adjustfield</text:span> and <text:span text:style-name="Code_20_Inline">floatfield</text:span> masks and their associated values.</text:p>
      <text:p text:style-name="Code_20_Caption"><text:hidden-text text:condition="ooow:" text:string-value=".func" text:is-hidden="true"/>Listing <text:variable-get text:name="chapter" office:value-type="float" style:data-style-name="N0">61</text:variable-get>-<text:reference-mark-start text:name="fields_code"/><text:sequence text:ref-name="refText4" text:name="Text" text:formula="ooow:Text+1" style:num-format="1">5</text:sequence><text:reference-mark-end text:name="fields_code"/>. Declarations for formatting fields</text:p>
      <text:p text:style-name="Code_20_First">fmtflags const adjustfield = 0x300;</text:p>
      <text:p text:style-name="Code">fmtflags const left <text:change-start text:change-id="ct157576904"/><text:s text:c="7"/><text:change-end text:change-id="ct157576904"/>= 0x000;</text:p>
      <text:p text:style-name="Code">fmtflags const right <text:change-start text:change-id="ct151301208"/><text:s text:c="6"/><text:change-end text:change-id="ct151301208"/>= 0x100;</text:p>
      <text:p text:style-name="Code">fmtflags const internal <text:change-start text:change-id="ct169611144"/><text:s text:c="3"/><text:change-end text:change-id="ct169611144"/>= 0x200;</text:p>
      <text:p text:style-name="Code">fmtflags const floatfield <text:change-start text:change-id="ct156981600"/><text:s/><text:change-end text:change-id="ct156981600"/>= 0xC00;</text:p>
      <text:p text:style-name="Code">fmtflags const scientific <text:change-start text:change-id="ct155779808"/><text:s/><text:change-end text:change-id="ct155779808"/>= 0x400;</text:p>
      <text:p text:style-name="Code">fmtflags const fixed <text:change-start text:change-id="ct151290272"/><text:s text:c="6"/><text:change-end text:change-id="ct151290272"/>= 0x800;</text:p>
      <text:p text:style-name="Code_20_Last">// general does not have a name; its value is zero</text:p>
      <text:p text:style-name="Body_20_Text_20_Cont">Thus, to set the alignment to <text:span text:style-name="Code_20_Inline">right</text:span>, one calls <text:span text:style-name="Code_20_Inline">setf(right,</text:span> <text:span text:style-name="Code_20_Inline">adjustfield)</text:span>. <text:span text:style-name="T11">Write the two-argument form of the </text:span><text:span text:style-name="Code_20_Inline"><text:span text:style-name="T11">setf</text:span></text:span><text:span text:style-name="T11"> function.</text:span><text:span text:style-name="T2"> Compare your solution with Listing </text:span><text:span text:style-name="T2"><text:variable-get text:name="chapter" office:value-type="float" style:data-style-name="N0">61</text:variable-get></text:span><text:span text:style-name="T2">-</text:span><text:span text:style-name="T2"><text:reference-ref text:reference-format="text" text:ref-name="setf_1_code">6</text:reference-ref></text:span><text:span text:style-name="T2">.</text:span></text:p>
      <text:p text:style-name="Code_20_Caption"><text:hidden-text text:condition="ooow:" text:string-value=".func" text:is-hidden="true"/><text:span text:style-name="T2">Listing </text:span><text:span text:style-name="T2"><text:variable-get text:name="chapter" office:value-type="float" style:data-style-name="N0">61</text:variable-get></text:span><text:span text:style-name="T2">-</text:span><text:reference-mark-start text:name="setf_1_code"/><text:span text:style-name="T2"><text:sequence text:ref-name="refText5" text:name="Text" text:formula="ooow:Text+1" style:num-format="1">6</text:sequence></text:span><text:reference-mark-end text:name="setf_1_code"/><text:span text:style-name="T2">. Two-argument form of the setf function</text:span></text:p>
      <text:p text:style-name="P20">void setf(fmtflags flags_to_set, fmtflags field)</text:p>
      <text:p text:style-name="P2">{</text:p>
      <text:p text:style-name="P2"><text:s text:c="3"/>flags_ &amp;= ~field;</text:p>
      <text:p text:style-name="P2"><text:s text:c="3"/>flags_ |= flags_to_set;</text:p>
      <text:p text:style-name="P22">}</text:p>
      <text:p text:style-name="P10">One difficulty with defining bitfields in this fashion is that the numeric values can be hard to read unless you’ve spent a lot of time working with hexadecimal values. Another solution is to use more familiar integers for all flags and fields, and let the computer do the hard work by shifting those values into the correct positions.</text:p>
      <text:p text:style-name="P8">Shifting Bits</text:p>
      <text:p text:style-name="P14">Listing <text:variable-get text:name="chapter" office:value-type="float" style:data-style-name="N0">61</text:variable-get>-<text:reference-ref text:reference-format="text" text:ref-name="fields_2_code">7</text:reference-ref> shows another way to define the formatting fields. They represent the exact same values as shown in Listing <text:variable-get text:name="chapter" office:value-type="float" style:data-style-name="N0">61</text:variable-get>-<text:reference-ref text:reference-format="text" text:ref-name="fmtflags_1_code">1</text:reference-ref>, but they are a little easier to proofread.</text:p>
      <text:p text:style-name="Code_20_Caption"><text:hidden-text text:condition="ooow:" text:string-value=".func" text:is-hidden="true"/><text:span text:style-name="T2">Listing </text:span><text:span text:style-name="T2"><text:variable-get text:name="chapter" office:value-type="float" style:data-style-name="N0">61</text:variable-get></text:span><text:span text:style-name="T2">-</text:span><text:reference-mark-start text:name="fields_2_code"/><text:span text:style-name="T2"><text:sequence text:ref-name="refText6" text:name="Text" text:formula="ooow:Text+1" style:num-format="1">7</text:sequence></text:span><text:reference-mark-end text:name="fields_2_code"/><text:span text:style-name="T2">. Using shift operators to define the formatting fields</text:span></text:p>
      <text:p text:style-name="P20"><text:soft-page-break/>int boolalpha_pos = 0;</text:p>
      <text:p text:style-name="P2">int showbase_pos <text:change-start text:change-id="ct165309680"/><text:s/><text:change-end text:change-id="ct165309680"/>= 1;</text:p>
      <text:p text:style-name="P2">int showpoint_pos = 2;</text:p>
      <text:p text:style-name="P2">int showpos_pos <text:change-start text:change-id="ct160021688"/><text:s text:c="2"/><text:change-end text:change-id="ct160021688"/>= 3;</text:p>
      <text:p text:style-name="P2">int skipws_pos <text:change-start text:change-id="ct151590960"/><text:s text:c="3"/><text:change-end text:change-id="ct151590960"/>= 4;</text:p>
      <text:p text:style-name="P2">int adjust_pos <text:change-start text:change-id="ct144315008"/><text:s text:c="3"/><text:change-end text:change-id="ct144315008"/>= 5;</text:p>
      <text:p text:style-name="P2">int adjust_size <text:change-start text:change-id="ct175716568"/><text:s text:c="2"/><text:change-end text:change-id="ct175716568"/>= 2;</text:p>
      <text:p text:style-name="P2">int float_pos <text:change-start text:change-id="ct172799112"/><text:s text:c="4"/><text:change-end text:change-id="ct172799112"/>= 7;</text:p>
      <text:p text:style-name="P2">int float_size <text:change-start text:change-id="ct152993160"/><text:s text:c="3"/><text:change-end text:change-id="ct152993160"/>= 2;</text:p>
      <text:p text:style-name="P2"/>
      <text:p text:style-name="P2">fmtflags boolalpha <text:change-start text:change-id="ct151516528"/><text:s text:c="2"/><text:change-end text:change-id="ct151516528"/>= 1 &lt;&lt; boolalpha_pos;</text:p>
      <text:p text:style-name="P2">fmtflags showbase <text:change-start text:change-id="ct152920024"/><text:s text:c="3"/><text:change-end text:change-id="ct152920024"/>= 1 &lt;&lt; showbase_pos;</text:p>
      <text:p text:style-name="P2">fmtflags showpos <text:change-start text:change-id="ct143058568"/><text:s text:c="4"/><text:change-end text:change-id="ct143058568"/>= 1 &lt;&lt; showpos_pos;</text:p>
      <text:p text:style-name="P2">fmtflags showpoint <text:change-start text:change-id="ct157397384"/><text:s text:c="2"/><text:change-end text:change-id="ct157397384"/>= 1 &lt;&lt; showpoint_pos;</text:p>
      <text:p text:style-name="P2">fmtflags skipws<text:change-start text:change-id="ct162994816"/> <text:s text:c="4"/><text:change-end text:change-id="ct162994816"/><text:s/>= 1 &lt;&lt; showpoint_pos;</text:p>
      <text:p text:style-name="P2">fmtflags adjustfield = 3 &lt;&lt; adjust_pos;</text:p>
      <text:p text:style-name="P2">fmtflags floatfield <text:change-start text:change-id="ct151920984"/><text:s/><text:change-end text:change-id="ct151920984"/>= 3 &lt;&lt; float_pos;</text:p>
      <text:p text:style-name="P2"/>
      <text:p text:style-name="P2">fmtflags left <text:change-start text:change-id="ct166136888"/><text:s text:c="4"/><text:change-end text:change-id="ct166136888"/>= 0 &lt;&lt; adjust_pos;</text:p>
      <text:p text:style-name="P2">fmtflags right <text:change-start text:change-id="ct155271592"/><text:s text:c="3"/><text:change-end text:change-id="ct155271592"/>= 1 &lt;&lt; adjust_pos;</text:p>
      <text:p text:style-name="P2"><text:change text:change-id="ct174913048"/>fmtflags internal = <text:change text:change-id="ct165085144"/><text:change-start text:change-id="ct163243848"/>2<text:change-end text:change-id="ct163243848"/> &lt;&lt; adjust_pos;</text:p>
      <text:p text:style-name="P2"/>
      <text:p text:style-name="P2">fmtflags fixed <text:change-start text:change-id="ct175705864"/><text:s text:c="5"/><text:change-end text:change-id="ct175705864"/>= 1 &lt;&lt; float_pos;</text:p>
      <text:p text:style-name="P22">fmtflags scientific = 2 &lt;&lt; float_pos;</text:p>
      <text:p text:style-name="P10">The <text:span text:style-name="Code_20_Inline">&lt;&lt;</text:span> operator, which looks just like the output operator, is the left-shift operator. It shifts its left-hand operator (which must be an integer) by the number of bit positions specified by the right-hand operator (also an integer). Vacated bits are filled with zero:</text:p>
      <text:p text:style-name="Code_20_First"><text:hidden-text text:condition="ooow:" text:string-value=".assert" text:is-hidden="true"/>1 &lt;&lt; 2 == 4</text:p>
      <text:p text:style-name="Code_20_Last">10 &lt;&lt; 3 == 80</text:p>
      <text:p text:style-name="Body_20_Text_20_Cont">Although this style is more verbose, you can <text:change text:change-id="ct156902016"/><text:change-start text:change-id="ct154856768"/>clear<text:change-end text:change-id="ct154856768"/>ly see that the bits are defined with adjacent values. You can also easily see the size of multi-bit masks. If you need to add a new flag, you can <text:change text:change-id="ct159673608"/>do so without needing to recompute any other fields or flags.</text:p>
      <text:p text:style-name="Body_20_Text"><text:span text:style-name="T11">What is the C++ right-shift operator?</text:span><text:span text:style-name="T2"> ~SSS That’s right: </text:span><text:span text:style-name="Code_20_Inline"><text:span text:style-name="T2">&gt;&gt;</text:span></text:span><text:span text:style-name="T2">, which is also the input operator.</text:span></text:p>
      <text:p text:style-name="Body_20_Text"><text:span text:style-name="T2">If the right-hand operand is negative, that reverses the </text:span><text:change text:change-id="ct160302000"/><text:change-start text:change-id="ct-1490760360"/><text:span text:style-name="T2">direction</text:span><text:change-end text:change-id="ct-1490760360"/><text:span text:style-name="T2"> of the shift. That is, a left shift by a negative amount is the same as right-shifting by a positive amount, and </text:span><text:span text:style-name="T10">vice</text:span><text:span text:style-name="T2"> </text:span><text:span text:style-name="T10">versa</text:span><text:span text:style-name="T2">. You can use the shift operators on integers, but not on floating-point numbers. The right-hand operand cannot be greater than the number of bits in the left-hand operand.</text:span></text:p>
      <text:p text:style-name="Body_20_Text"><text:span text:style-name="T2">The C++ standard library overloads the shift operators for the I/O stream classes to implement the I/O operators. Thus, the </text:span><text:span text:style-name="Code_20_Inline"><text:span text:style-name="T2">&gt;&gt;</text:span></text:span><text:span text:style-name="T2"> and </text:span><text:span text:style-name="Code_20_Inline"><text:span text:style-name="T2">&lt;&lt;</text:span></text:span><text:span text:style-name="T2"> operators were designed for shifting bits in an integer, and were later usurped for I/O. As a result, the operator precedence is not quite right for I/O. In particular, the shift operators have a higher precedence than the bitwise operators because that makes the most sense for manipulating bits. But as a consequence, if you want to, say, print the result of a bitwise operation, you must enclose the expression in parentheses:</text:span></text:p>
      <text:p text:style-name="P24">std::cout &lt;&lt; "5 &amp; 3 = " &lt;&lt; (5 &amp; 3) &lt;&lt; '\n';</text:p>
      <text:p text:style-name="Body_20_Text_20_Cont"><text:span text:style-name="T2">One caution when using the right-shift operator: the value of the bits that are filled in is implementation-defined. This can be particularly problematic with negative numbers. The </text:span><text:soft-page-break/><text:span text:style-name="T2">value </text:span><text:span text:style-name="Code_20_Inline"><text:span text:style-name="T2">-1</text:span></text:span><text:span text:style-name="T2"> </text:span><text:span text:style-name="Code_20_Inline"><text:span text:style-name="T2">&gt;&gt;</text:span></text:span><text:span text:style-name="T2"> </text:span><text:span text:style-name="Code_20_Inline"><text:span text:style-name="T2">1</text:span></text:span><text:span text:style-name="T2"> might be positive on some implementations and negative on others. Fortunately, C++ has a way to avoid this uncertainty, as the next section explains.</text:span></text:p>
      <text:p text:style-name="Heading_20_1">Safe Shifting with Unsigned Types</text:p>
      <text:p text:style-name="P13">Every primitive integer type has a corresponding type that you declare with the <text:span text:style-name="Code_20_Inline">unsigned</text:span> keyword. These types are known—unsurprisingly—as <text:span text:style-name="T9">unsigned</text:span> types. One key difference between ordinary (or signed) integer types and their unsigned equivalents is that unsigned types always shift in a zero when right-shifting. For this reason, unsigned types are preferable to signed types for implementing bit fields:</text:p>
      <text:p text:style-name="Code_20_Single">typedef unsigned int fmtflags;</text:p>
      <text:p text:style-name="P9">Write a program to determine how your C++ environment right-shifts negative values. Compare with shifting unsigned values.<text:span text:style-name="T2"> Your program will certainly look different from mine in Listing </text:span><text:span text:style-name="T2"><text:variable-get text:name="chapter" office:value-type="float" style:data-style-name="N0">61</text:variable-get></text:span><text:span text:style-name="T2">-</text:span><text:span text:style-name="T2"><text:reference-ref text:reference-format="text" text:ref-name="shift_code">8</text:reference-ref></text:span><text:span text:style-name="T2">, but you should be able to recognize the key similarities.</text:span></text:p>
      <text:p text:style-name="Code_20_Caption"><text:span text:style-name="T2">Listing </text:span><text:span text:style-name="T2"><text:variable-get text:name="chapter" office:value-type="float" style:data-style-name="N0">61</text:variable-get></text:span><text:span text:style-name="T2">-</text:span><text:reference-mark-start text:name="shift_code"/><text:span text:style-name="T2"><text:sequence text:ref-name="refText7" text:name="Text" text:formula="ooow:Text+1" style:num-format="1">8</text:sequence></text:span><text:reference-mark-end text:name="shift_code"/><text:span text:style-name="T2">. Exploring how negative and unsigned values are shifted</text:span></text:p>
      <text:p text:style-name="P20">#include &lt;iostream&gt;</text:p>
      <text:p text:style-name="P2">#include &lt;ostream&gt;</text:p>
      <text:p text:style-name="P2">#include &lt;string&gt;</text:p>
      <text:p text:style-name="P2"/>
      <text:p text:style-name="P2">template&lt;class T&gt;</text:p>
      <text:p text:style-name="P2">void print(std::string const&amp; label, T value)</text:p>
      <text:p text:style-name="P2">{</text:p>
      <text:p text:style-name="P2"><text:s text:c="3"/>std::cout &lt;&lt; label &lt;&lt; " = ";</text:p>
      <text:p text:style-name="P2"><text:s text:c="3"/>std::cout &lt;&lt; std::dec &lt;&lt; value &lt;&lt; " = ";</text:p>
      <text:p text:style-name="P2"><text:s text:c="3"/>std::cout.width(8);</text:p>
      <text:p text:style-name="P2"><text:s text:c="3"/>std::cout &lt;&lt; std::hex &lt;&lt; std::showbase &lt;&lt; value &lt;&lt; '\n';</text:p>
      <text:p text:style-name="P2">}</text:p>
      <text:p text:style-name="P2"/>
      <text:p text:style-name="P2">int main()</text:p>
      <text:p text:style-name="P2">{</text:p>
      <text:p text:style-name="P2"><text:s text:c="3"/>int i(~0); // all bits set to 1; on most systems, ~0 == -1</text:p>
      <text:p text:style-name="P2"><text:s text:c="3"/>unsigned int u(~0); // all bits set to 1</text:p>
      <text:p text:style-name="P2"><text:s text:c="3"/>print("int &gt;&gt; 15", i &gt;&gt; 15);</text:p>
      <text:p text:style-name="P2"><text:s text:c="3"/>print("unsigned &gt;&gt; 15", u &gt;&gt; 15);</text:p>
      <text:p text:style-name="P22">}</text:p>
      <text:p text:style-name="P10">On my Linux x86 system, I see the following output:</text:p>
      <text:p text:style-name="P25">int &gt;&gt; 15 = -1 = 0xffffffff</text:p>
      <text:p text:style-name="Results_20_Last">unsigned &gt;&gt; 15 = 131071 = <text:s/>0x1ffff</text:p>
      <text:p text:style-name="Body_20_Text_20_Cont"><text:span text:style-name="T2">which means right-shifting a signed value fills in the vacated bits with copies of the sign bit (a process known as </text:span><text:span text:style-name="T10">sign extension</text:span><text:span text:style-name="T3">), and that right-shifting an unsigned value works correctly.</text:span></text:p>
      <text:p text:style-name="Heading_20_2"><text:soft-page-break/>Signed and Unsigned Types</text:p>
      <text:p text:style-name="Body_20_Text_20_First"><text:span text:style-name="T3">The plain </text:span><text:span text:style-name="Code_20_Inline"><text:span text:style-name="T3">int</text:span></text:span><text:span text:style-name="T3"> type is short-hand for </text:span><text:span text:style-name="Code_20_Inline"><text:span text:style-name="T3">signed</text:span></text:span><text:span text:style-name="T3"> </text:span><text:span text:style-name="Code_20_Inline"><text:span text:style-name="T3">int</text:span></text:span><text:span text:style-name="T3">. That is, the </text:span><text:span text:style-name="Code_20_Inline"><text:span text:style-name="T3">int</text:span></text:span><text:span text:style-name="T3"> type has two sign flavors: </text:span><text:span text:style-name="Code_20_Inline"><text:span text:style-name="T3">signed int </text:span></text:span><text:span text:style-name="T3">and </text:span><text:span text:style-name="Code_20_Inline"><text:span text:style-name="T3">unsigned int</text:span></text:span><text:span text:style-name="T3">, the default being </text:span><text:span text:style-name="Code_20_Inline"><text:span text:style-name="T3">signed</text:span></text:span><text:span text:style-name="T3"> </text:span><text:span text:style-name="Code_20_Inline"><text:span text:style-name="T3">int</text:span></text:span><text:span text:style-name="T3">. Similarly, </text:span><text:span text:style-name="Code_20_Inline"><text:span text:style-name="T3">short int </text:span></text:span><text:span text:style-name="T3">is the same as </text:span><text:span text:style-name="Code_20_Inline"><text:span text:style-name="T3">signed short int</text:span></text:span><text:span text:style-name="T3"> and </text:span><text:span text:style-name="Code_20_Inline"><text:span text:style-name="T3">long</text:span></text:span><text:span text:style-name="T3"> </text:span><text:span text:style-name="Code_20_Inline"><text:span text:style-name="T3">int</text:span></text:span><text:span text:style-name="T3"> is the same as </text:span><text:span text:style-name="Code_20_Inline"><text:span text:style-name="T3">signed long int</text:span></text:span><text:span text:style-name="T3">. Thus, you </text:span><text:change text:change-id="ct162453816"/><text:span text:style-name="T3">have no reason to use the </text:span><text:span text:style-name="Code_20_Inline"><text:span text:style-name="T3">signed </text:span></text:span><text:span text:style-name="T3">keyword with the integer types.</text:span></text:p>
      <text:p text:style-name="Body_20_Text"><text:span text:style-name="T3">Like too many rules, however, this one has an exception: </text:span><text:span text:style-name="Code_20_Inline"><text:span text:style-name="T3">signed</text:span></text:span><text:span text:style-name="T3"> </text:span><text:span text:style-name="Code_20_Inline"><text:span text:style-name="T3">char</text:span></text:span><text:span text:style-name="T3">. The </text:span><text:span text:style-name="Code_20_Inline"><text:span text:style-name="T3">char</text:span></text:span><text:span text:style-name="T3"> type comes in three flavors, not two: </text:span><text:span text:style-name="Code_20_Inline"><text:span text:style-name="T3">char</text:span></text:span><text:span text:style-name="T3">, </text:span><text:span text:style-name="Code_20_Inline"><text:span text:style-name="T3">signed</text:span></text:span><text:span text:style-name="T3"> </text:span><text:span text:style-name="Code_20_Inline"><text:span text:style-name="T3">char</text:span></text:span><text:span text:style-name="T3">, and </text:span><text:span text:style-name="Code_20_Inline"><text:span text:style-name="T3">unsigned char</text:span></text:span><text:span text:style-name="T3">. All three types occupy the same amount of space (one byte). The plain </text:span><text:span text:style-name="Code_20_Inline"><text:span text:style-name="T3">char</text:span></text:span><text:span text:style-name="T3"> type </text:span><text:change text:change-id="ct-1491038368"/><text:span text:style-name="T3">ha</text:span><text:change-start text:change-id="ct165584560"/><text:span text:style-name="T3">s</text:span><text:change-end text:change-id="ct165584560"/><text:change text:change-id="ct144168600"/><text:span text:style-name="T3"> the same representation as either </text:span><text:span text:style-name="Code_20_Inline"><text:span text:style-name="T3">signed</text:span></text:span><text:span text:style-name="T3"> </text:span><text:span text:style-name="Code_20_Inline"><text:span text:style-name="T3">char</text:span></text:span><text:span text:style-name="T3"> or </text:span><text:span text:style-name="Code_20_Inline"><text:span text:style-name="T3">unsigned char</text:span></text:span><text:span text:style-name="T3">, but it remains a distinct type</text:span><text:change-start text:change-id="ct157412912"/><text:span text:style-name="T3"><office:annotation><dc:creator>Matthew Moodie</dc:creator><dc:date>2008-10-01T00:00:00</dc:date><text:p>When would you use the plain char and how does it affect the shift operators? Why is there a plain type at all?</text:p></office:annotation></text:span><text:change-end text:change-id="ct157412912"/><text:span text:style-name="T3">. </text:span><text:change-start text:change-id="ct167010336"/><text:span text:style-name="T3">The choice is left to the compiler; c</text:span><text:change-end text:change-id="ct167010336"/><text:change-start text:change-id="ct155775936"/><text:span text:style-name="T3">onsult your compiler’s documentation to learn the equivalent </text:span><text:span text:style-name="Code_20_Inline"><text:span text:style-name="T3">char</text:span></text:span><text:span text:style-name="T3"> type for your implementation. </text:span><text:change-end text:change-id="ct155775936"/><text:span text:style-name="T3">Thus, the </text:span><text:span text:style-name="Code_20_Inline"><text:span text:style-name="T3">signed</text:span></text:span><text:span text:style-name="T3"> keyword has a use for the </text:span><text:span text:style-name="Code_20_Inline"><text:span text:style-name="T3">signed char </text:span></text:span><text:span text:style-name="T3">type; the most common use for </text:span><text:span text:style-name="Code_20_Inline"><text:span text:style-name="T3">signed char </text:span></text:span><text:span text:style-name="T3">is to represent a tiny, </text:span><text:change-start text:change-id="ct155550760"/><text:span text:style-name="T3">signed</text:span><text:change-end text:change-id="ct155550760"/><text:span text:style-name="Code_20_Inline"><text:span text:style-name="T3"> </text:span></text:span><text:span text:style-name="T3">integer in situations when conserving memory is important.</text:span><text:change-start text:change-id="ct159416320"/><text:span text:style-name="T3"> Use plain </text:span><text:span text:style-name="Code_20_Inline"><text:span text:style-name="T3">char</text:span></text:span><text:span text:style-name="T3"> for text, and </text:span><text:span text:style-name="Code_20_Inline"><text:span text:style-name="T3">signed char</text:span></text:span><text:span text:style-name="T3"> or </text:span><text:span text:style-name="Code_20_Inline"><text:span text:style-name="T3">unsigned</text:span></text:span><text:span text:style-name="T3"> </text:span><text:span text:style-name="Code_20_Inline"><text:span text:style-name="T3">char </text:span></text:span><text:span text:style-name="T3">for tiny integers.</text:span><text:change-end text:change-id="ct159416320"/><text:change-start text:change-id="ct159435232"/></text:p>
      <text:p text:style-name="Body_20_Text"><text:span text:style-name="T3">Unfortunately, the I/O stream classes treat </text:span><text:span text:style-name="Code_20_Inline"><text:span text:style-name="T3">signed char </text:span></text:span><text:span text:style-name="T3">and </text:span><text:span text:style-name="Code_20_Inline"><text:span text:style-name="T3">unsigned char </text:span></text:span><text:span text:style-name="T3">as text, not tiny integers. Thus, reading and writing tiny integers is harder than it should be:</text:span><text:change-end text:change-id="ct159435232"/><text:change-start text:change-id="ct166859232"/></text:p>
      <text:p text:style-name="P29">signed char real_value(42);</text:p>
      <text:p text:style-name="P7">std::cout &lt;&lt; static_cast&lt;unsigned&gt;(real_value) &lt;&lt; '\n';</text:p>
      <text:p text:style-name="P7"><text:change-end text:change-id="ct166859232"/><text:change-start text:change-id="ct139795656"/></text:p>
      <text:p text:style-name="P7"><text:change-end text:change-id="ct139795656"/><text:change-start text:change-id="ct160178480"/>int tmp;</text:p>
      <text:p text:style-name="P7">std::cin &gt;&gt; tmp;</text:p>
      <text:p text:style-name="P7">if (tmp &gt;= std::numeric_limits&lt;signed char&gt;::min() and</text:p>
      <text:p text:style-name="P7"><text:s text:c="4"/>tmp &lt;= std::numeric_limits&lt;signed char&gt;::max())</text:p>
      <text:p text:style-name="P7">{</text:p>
      <text:p text:style-name="Code"><text:span text:style-name="T3"><text:s text:c="2"/>real_value = </text:span><text:change-end text:change-id="ct160178480"/><text:change-start text:change-id="ct152147760"/><text:span text:style-name="T3">static_cast&lt;signed char&gt;(tmp);</text:span></text:p>
      <text:p text:style-name="P7"><text:s text:c="2"/>// do something with real_value</text:p>
      <text:p text:style-name="P7">}</text:p>
      <text:p text:style-name="P7">else // handle the error<text:change-end text:change-id="ct152147760"/></text:p>
      <text:p text:style-name="P12">Unsigned Literals</text:p>
      <text:p text:style-name="P15"><text:span text:style-name="T3">If an integer literal does not fit in a signed </text:span><text:span text:style-name="Code_20_Inline"><text:span text:style-name="T3">int</text:span></text:span><text:span text:style-name="T3">, the compiler tries to make it fit into an </text:span><text:span text:style-name="Code_20_Inline"><text:span text:style-name="T3">unsigned int. </text:span></text:span><text:span text:style-name="T3">If that works, the literal’s type is </text:span><text:span text:style-name="Code_20_Inline"><text:span text:style-name="T3">unsigned int</text:span></text:span><text:span text:style-name="T3">. If the value is too big for </text:span><text:span text:style-name="Code_20_Inline"><text:span text:style-name="T3">unsigned</text:span></text:span><text:span text:style-name="T3"> </text:span><text:span text:style-name="Code_20_Inline"><text:span text:style-name="T3">int</text:span></text:span><text:span text:style-name="T3">, the compile</text:span><text:change-start text:change-id="ct159429216"/><text:span text:style-name="T3">r</text:span><text:change-end text:change-id="ct159429216"/><text:span text:style-name="T3"> tries </text:span><text:span text:style-name="Code_20_Inline"><text:span text:style-name="T3">long</text:span></text:span><text:span text:style-name="T3">, and then </text:span><text:span text:style-name="Code_20_Inline"><text:span text:style-name="T3">unsigned</text:span></text:span><text:span text:style-name="T3"> </text:span><text:span text:style-name="Code_20_Inline"><text:span text:style-name="T3">long</text:span></text:span><text:span text:style-name="T3"> before giving up and issuing an error message.</text:span></text:p>
      <text:p text:style-name="Body_20_Text"><text:span text:style-name="T3">You can force an integer to be unsigned with the </text:span><text:span text:style-name="Code_20_Inline"><text:span text:style-name="T3">u</text:span></text:span><text:span text:style-name="T3"> or </text:span><text:span text:style-name="Code_20_Inline"><text:span text:style-name="T3">U</text:span></text:span><text:span text:style-name="T3"> suffix. The </text:span><text:span text:style-name="Code_20_Inline"><text:span text:style-name="T3">U</text:span></text:span><text:span text:style-name="T3"> and </text:span><text:span text:style-name="Code_20_Inline"><text:span text:style-name="T3">L</text:span></text:span><text:span text:style-name="T3"> suffixes can appear in any order for an </text:span><text:span text:style-name="Code_20_Inline"><text:span text:style-name="T3">unsigned</text:span></text:span><text:span text:style-name="T3"> </text:span><text:span text:style-name="Code_20_Inline"><text:span text:style-name="T3">long</text:span></text:span><text:span text:style-name="T3"> literal:</text:span></text:p>
      <text:p text:style-name="Code_20_First"><text:hidden-text text:condition="ooow:" text:string-value=".assert" text:is-hidden="true"/><text:span text:style-name="T3">1234u</text:span></text:p>
      <text:p text:style-name="P7">4321UL</text:p>
      <text:p text:style-name="Code_20_Last">0xFFFFlu</text:p>
      <text:p text:style-name="Body_20_Text_20_Cont"><text:span text:style-name="T3">One consequence of this flexibility is that you can’t always know the type of an integer literal. The type of, say, </text:span><text:span text:style-name="Code_20_Inline"><text:span text:style-name="T3">0xFFFFFFFF</text:span></text:span><text:span text:style-name="T3"> might be </text:span><text:span text:style-name="Code_20_Inline"><text:span text:style-name="T3">int</text:span></text:span><text:span text:style-name="T3"> on a 64-bit system. On some 32-bit systems, the type might be </text:span><text:span text:style-name="Code_20_Inline"><text:span text:style-name="T3">unsigned int</text:span></text:span><text:span text:style-name="T3"> and on others, it might be </text:span><text:span text:style-name="Code_20_Inline"><text:span text:style-name="T3">unsigned</text:span></text:span><text:span text:style-name="T3"> </text:span><text:span text:style-name="Code_20_Inline"><text:span text:style-name="T3">long</text:span></text:span><text:span text:style-name="T3">. The moral is to make sure you write code that works correctly regardless of the precise type of an integer literal, which isn’t difficult. All the programs and fragments in this book, for example, work on any C++ compiler, regardless of the size of an </text:span><text:span text:style-name="Code_20_Inline"><text:span text:style-name="T3">int</text:span></text:span><text:span text:style-name="T3">.</text:span></text:p>
      <text:p text:style-name="P11"><text:soft-page-break/>Type Conversions</text:p>
      <text:p text:style-name="Body_20_Text_20_First"><text:span text:style-name="T2">A signed type and its unsigned counterpart always occupy the same amount of space. You can use </text:span><text:span text:style-name="Code_20_Inline"><text:span text:style-name="T2">static_cast</text:span></text:span><text:span text:style-name="T2"> (Exploration 23) to convert one to the other, </text:span><text:change-start text:change-id="ct164713152"/><text:span text:style-name="T2">or you can let the compiler implicitly perform the conversion, </text:span><text:change-end text:change-id="ct164713152"/><text:span text:style-name="T2">which can result in surprises if you aren’t careful</text:span><text:change-start text:change-id="ct157048456"/><text:span text:style-name="T2">. Consider the following</text:span><text:change-end text:change-id="ct157048456"/><text:span text:style-name="T2">:</text:span></text:p>
      <text:p text:style-name="P20">int i(-1);</text:p>
      <text:p text:style-name="P2">unsigned u(i);</text:p>
      <text:p text:style-name="Code_20_Last">std::cout &lt;&lt; i &lt;&lt; '\n' &lt;&lt; u &lt;&lt; '\n';</text:p>
      <text:p text:style-name="P10"><text:change-start text:change-id="ct155441736"/>This <text:change-end text:change-id="ct155441736"/>prints:</text:p>
      <text:p text:style-name="Results_20_First">-1</text:p>
      <text:p text:style-name="Results_20_Last">4294967295</text:p>
      <text:p text:style-name="P3">If you mix signed and unsigned values in an expression (usually a bad idea), the compiler converts the signed value to unsigned, which often results in more surprises. This kind of surprise often arises in comparisons.</text:p>
      <text:p text:style-name="Code_20_Caption"><text:span text:style-name="T2">Listing </text:span><text:span text:style-name="T2"><text:variable-get text:name="chapter" office:value-type="float" style:data-style-name="N0">61</text:variable-get></text:span><text:span text:style-name="T2">-</text:span><text:reference-mark-start text:name="mixed_types_code"/><text:span text:style-name="T2"><text:sequence text:ref-name="refText8" text:name="Text" text:formula="ooow:Text+1" style:num-format="1">9</text:sequence></text:span><text:reference-mark-end text:name="mixed_types_code"/><text:span text:style-name="T2">. Mystery program</text:span></text:p>
      <text:p text:style-name="P20">#include &lt;algorithm&gt;</text:p>
      <text:p text:style-name="P2">#include &lt;iostream&gt;</text:p>
      <text:p text:style-name="P2">#include &lt;iterator&gt;</text:p>
      <text:p text:style-name="P2">#include &lt;ostream&gt;</text:p>
      <text:p text:style-name="P2">#include &lt;vector&gt;</text:p>
      <text:p text:style-name="P2"/>
      <text:p text:style-name="P2">template&lt;class T&gt;</text:p>
      <text:p text:style-name="P2">void append(std::vector&lt;T&gt;&amp; data, const T&amp; value, int max_size)</text:p>
      <text:p text:style-name="P2">{</text:p>
      <text:p text:style-name="P2"><text:s text:c="2"/>if (data.size() &lt; max_size - 1)</text:p>
      <text:p text:style-name="P2"><text:s text:c="4"/>data.push_back(value);</text:p>
      <text:p text:style-name="P2">}</text:p>
      <text:p text:style-name="P2"/>
      <text:p text:style-name="P2">int main()</text:p>
      <text:p text:style-name="P2">{</text:p>
      <text:p text:style-name="P2"><text:s text:c="2"/>std::vector&lt;int&gt; data;</text:p>
      <text:p text:style-name="P2"><text:s text:c="2"/>append(data, 10, 3);</text:p>
      <text:p text:style-name="P2"><text:s text:c="2"/>append(data, 20, 2);</text:p>
      <text:p text:style-name="P2"><text:s text:c="2"/>append(data, 30, 1);</text:p>
      <text:p text:style-name="P2"><text:s text:c="2"/>append(data, 40, 0);</text:p>
      <text:p text:style-name="P2"><text:s text:c="2"/>append(data, 50, 0);</text:p>
      <text:p text:style-name="P2"><text:s text:c="2"/>std::copy(data.begin(), data.end(),</text:p>
      <text:p text:style-name="P2"><text:s text:c="15"/>std::ostream_iterator&lt;int&gt;(std::cout, " "));</text:p>
      <text:p text:style-name="P2"><text:s text:c="2"/>std::cout &lt;&lt; '\n';</text:p>
      <text:p text:style-name="P22">}</text:p>
      <text:p text:style-name="Body_20_Text_20_Cont"><text:span text:style-name="T2">Before you run the program, </text:span><text:span text:style-name="T11">predict what Listing </text:span><text:span text:style-name="T11"><text:variable-get text:name="chapter" office:value-type="float" style:data-style-name="N0">61</text:variable-get></text:span><text:span text:style-name="T11">-</text:span><text:span text:style-name="T11"><text:reference-ref text:reference-format="text" text:ref-name="mixed_types_code">9</text:reference-ref></text:span><text:span text:style-name="T11"> will print</text:span><text:span text:style-name="T2">:</text:span></text:p>
      <text:p text:style-name="P14">~LLL</text:p>
      <text:p text:style-name="P14">~LLL</text:p>
      <text:p text:style-name="P14">~LLL</text:p>
      <text:p text:style-name="P14"><text:soft-page-break/>~LLL</text:p>
      <text:p text:style-name="P14">~LLL</text:p>
      <text:p text:style-name="Body_20_Text"><text:span text:style-name="T11">Try it. Were you correct?</text:span><text:span text:style-name="T2"> ~SSS Explain what the program does:</text:span></text:p>
      <text:p text:style-name="P14">~LLL</text:p>
      <text:p text:style-name="P14">~LLL</text:p>
      <text:p text:style-name="P14">~LLL</text:p>
      <text:p text:style-name="Body_20_Text"><text:span text:style-name="T2">The program succeeds in appending </text:span><text:span text:style-name="Code_20_Inline"><text:span text:style-name="T2">10</text:span></text:span><text:span text:style-name="T2"> to </text:span><text:span text:style-name="Code_20_Inline"><text:span text:style-name="T2">data</text:span></text:span><text:span text:style-name="T2"> because the vector size is zero, which is less than 2. The next call to </text:span><text:span text:style-name="Code_20_Inline"><text:span text:style-name="T2">append</text:span></text:span><text:span text:style-name="T2">, however, does nothing because the vector size is </text:span><text:span text:style-name="Code_20_Inline"><text:span text:style-name="T2">1</text:span></text:span><text:span text:style-name="T2">, and </text:span><text:span text:style-name="Code_20_Inline"><text:span text:style-name="T2">max_size</text:span></text:span><text:span text:style-name="T2"> </text:span><text:span text:style-name="Code_20_Inline"><text:span text:style-name="T2">-</text:span></text:span><text:span text:style-name="T2"> </text:span><text:span text:style-name="Code_20_Inline"><text:span text:style-name="T2">1</text:span></text:span><text:span text:style-name="T2"> is also </text:span><text:span text:style-name="Code_20_Inline"><text:span text:style-name="T2">1</text:span></text:span><text:span text:style-name="T2">. The next call fails for a similar reason. So why does the next call succeed in appending </text:span><text:span text:style-name="Code_20_Inline"><text:span text:style-name="T2">40</text:span></text:span><text:span text:style-name="T2"> to </text:span><text:span text:style-name="Code_20_Inline"><text:span text:style-name="T2">data</text:span></text:span><text:span text:style-name="T2">? Because </text:span><text:span text:style-name="Code_20_Inline"><text:span text:style-name="T2">max_size</text:span></text:span><text:span text:style-name="T2"> is </text:span><text:span text:style-name="Code_20_Inline"><text:span text:style-name="T2">0</text:span></text:span><text:span text:style-name="T2">, you might think the comparison would be with </text:span><text:span text:style-name="Code_20_Inline"><text:span text:style-name="T2">-1</text:span></text:span><text:span text:style-name="T2">, but </text:span><text:span text:style-name="Code_20_Inline"><text:span text:style-name="T2">-1</text:span></text:span><text:span text:style-name="T2"> is signed, and </text:span><text:span text:style-name="Code_20_Inline"><text:span text:style-name="T2">data.size()</text:span></text:span><text:span text:style-name="T2"> is unsigned. Therefore the compiler converts </text:span><text:span text:style-name="Code_20_Inline"><text:span text:style-name="T2">-1</text:span></text:span><text:span text:style-name="T2"> to unsigned, which is an implementation-defined conversion. On typical workstations, </text:span><text:span text:style-name="Code_20_Inline"><text:span text:style-name="T2">-1</text:span></text:span><text:span text:style-name="T2"> converts to the largest unsigned integer, so the test succeeds.</text:span></text:p>
      <text:p text:style-name="Body_20_Text"><text:span text:style-name="T2">The first moral of the story is to avoid expressions that mix signed and unsigned values. Your compiler might help you here</text:span><text:change-start text:change-id="ct159466736"/><text:span text:style-name="T2"> by issuing warnings when you </text:span><text:change-end text:change-id="ct159466736"/><text:change-start text:change-id="ct174915496"/><text:span text:style-name="T2">mix signed and unsigned values</text:span><text:change-end text:change-id="ct174915496"/><text:span text:style-name="T2">. </text:span><text:change-start text:change-id="ct156901392"/><text:span text:style-name="T2">A common source for unsigned values is from</text:span><text:change-end text:change-id="ct156901392"/><text:change text:change-id="ct151523504"/><text:span text:style-name="T2"> the </text:span><text:span text:style-name="Code_20_Inline"><text:span text:style-name="T2">size()</text:span></text:span><text:span text:style-name="T2"> member functions in the standard library</text:span><text:change-start text:change-id="ct166953528"/><text:span text:style-name="T2">, which all</text:span><text:change-end text:change-id="ct166953528"/><text:span text:style-name="T2"> return an unsigned result</text:span><text:change text:change-id="ct155947496"/><text:change text:change-id="ct173008864"/><text:span text:style-name="T2">.</text:span><text:change-start text:change-id="ct157504528"/><text:span text:style-name="T2"> You can reduce the chances for surprises by using one of the standard typedefs for sizes, such as </text:span><text:span text:style-name="Code_20_Inline"><text:span text:style-name="T2">std::size_t</text:span></text:span><text:span text:style-name="T2"> (defined in </text:span><text:span text:style-name="Code_20_Inline"><text:span text:style-name="T2">&lt;cstdlib&gt;</text:span></text:span><text:span text:style-name="T2">), which is an implementation-defined unsigned integer type</text:span><text:change-end text:change-id="ct157504528"/><text:change-start text:change-id="ct166171120"/><text:span text:style-name="T2">. The standard containers all define a member type, </text:span><text:span text:style-name="Code_20_Inline"><text:span text:style-name="T2">size_type</text:span></text:span><text:span text:style-name="T2">, to represent sizes and similar values for that container.</text:span><text:change-end text:change-id="ct166171120"/><text:change-start text:change-id="ct152843752"/><text:span text:style-name="T2"> Use these typedefs for your variables when you know you need to store sizes, indices, or counts.</text:span><text:change-end text:change-id="ct152843752"/></text:p>
      <text:p text:style-name="Body_20_Text"><text:span text:style-name="T2">“That’s easy!” you say. </text:span><text:change-start text:change-id="ct140780256"/><text:span text:style-name="T2">“</text:span><text:change-end text:change-id="ct140780256"/><text:span text:style-name="T2">Just change the declaration of </text:span><text:span text:style-name="Code_20_Inline"><text:span text:style-name="T2">max_size</text:span></text:span><text:span text:style-name="T2"> to </text:span><text:change text:change-id="ct140892320"/><text:span text:style-name="Code_20_Inline"><text:span text:style-name="T2">std::vector&lt;T&gt;::size_type</text:span></text:span><text:change text:change-id="ct156519480"/><text:span text:style-name="T2">, and problem solved!</text:span><text:change-start text:change-id="ct160805640"/><text:span text:style-name="T2">”</text:span><text:change-end text:change-id="ct160805640"/><text:span text:style-name="T2"> Maybe you can avoid this kind of problem by sticking with the standard member typedefs, such as </text:span><text:span text:style-name="Code_20_Inline"><text:span text:style-name="T2">size_type</text:span></text:span><text:span text:style-name="T2"> and </text:span><text:span text:style-name="Code_20_Inline"><text:span text:style-name="T2">difference_type</text:span></text:span><text:span text:style-name="T2"> (Exploration 41). Take a gander at Listing </text:span><text:span text:style-name="T2"><text:variable-get text:name="chapter" office:value-type="float" style:data-style-name="N0">61</text:variable-get></text:span><text:span text:style-name="T2">-</text:span><text:span text:style-name="T2"><text:reference-ref text:reference-format="text" text:ref-name="ugly_cast_code">10</text:reference-ref></text:span><text:span text:style-name="T2"> and see what you think.</text:span></text:p>
      <text:p text:style-name="Code_20_Caption"><text:span text:style-name="T2">Listing </text:span><text:span text:style-name="T2"><text:variable-get text:name="chapter" office:value-type="float" style:data-style-name="N0">61</text:variable-get></text:span><text:span text:style-name="T2">-</text:span><text:reference-mark-start text:name="ugly_cast_code"/><text:span text:style-name="T2"><text:sequence text:ref-name="refText9" text:name="Text" text:formula="ooow:Text+1" style:num-format="1">10</text:sequence></text:span><text:reference-mark-end text:name="ugly_cast_code"/><text:span text:style-name="T2">. Another mystery program</text:span></text:p>
      <text:p text:style-name="P20">#include &lt;algorithm&gt;</text:p>
      <text:p text:style-name="P2">#include &lt;iostream&gt;</text:p>
      <text:p text:style-name="P2">#include &lt;iterator&gt;</text:p>
      <text:p text:style-name="P2">#include &lt;ostream&gt;</text:p>
      <text:p text:style-name="P2">#include &lt;vector&gt;</text:p>
      <text:p text:style-name="P2"/>
      <text:p text:style-name="P2">/** Return the index of a value in a range.</text:p>
      <text:p text:style-name="P2"><text:s/>* Look for the first occurrence of @p value in the range<text:change-start text:change-id="ct169755536"/></text:p>
      <text:p text:style-name="P2"><text:change-end text:change-id="ct169755536"/><text:s/>* [&lt;tt&gt;first&lt;/tt&gt;,<text:change text:change-id="ct162791424"/>&lt;tt&gt;last&lt;/tt&gt;),<text:change text:change-id="ct175375608"/> and return the zero-based<text:change-start text:change-id="ct160891160"/></text:p>
      <text:p text:style-name="P2"><text:s/>*<text:change-end text:change-id="ct160891160"/> index or -1 if @p value is not found.</text:p>
      <text:p text:style-name="P2"><text:s/>* @param first The start of the range to search</text:p>
      <text:p text:style-name="P2"><text:s/>* @param last One past the end of the range to search</text:p>
      <text:p text:style-name="P2"><text:s/>* @param value The value to search for</text:p>
      <text:p text:style-name="P2"><text:s/>* @return [0, size), such that size == last-first, or -1</text:p>
      <text:p text:style-name="P2"><text:s/>*/</text:p>
      <text:p text:style-name="P2">template&lt;class InputIter&gt;</text:p>
      <text:p text:style-name="P2">typename std::iterator_traits&lt;InputIter&gt;::difference_type</text:p>
      <text:p text:style-name="P2">index_of(InputIter first, InputIter last,<text:change-start text:change-id="ct164062144"/></text:p>
      <text:p text:style-name="P2"><text:soft-page-break/><text:s text:c="8"/><text:change-end text:change-id="ct164062144"/><text:s/>typename std::iterator_traits&lt;InputIter&gt;::value_type const&amp; value)</text:p>
      <text:p text:style-name="P2">{</text:p>
      <text:p text:style-name="P2"><text:s text:c="3"/>InputIter iter(std::find(first, last, value));</text:p>
      <text:p text:style-name="P2"><text:s text:c="3"/>if (iter == last)</text:p>
      <text:p text:style-name="P2"><text:s text:c="6"/>return -1;</text:p>
      <text:p text:style-name="P2"><text:s text:c="3"/>else</text:p>
      <text:p text:style-name="P2"><text:s text:c="6"/>return std::distance(first, iter);</text:p>
      <text:p text:style-name="P2">}</text:p>
      <text:p text:style-name="P2"/>
      <text:p text:style-name="P2">/** Determine whether the first occurrence of a value in a container is<text:change-start text:change-id="ct154685768"/></text:p>
      <text:p text:style-name="P2"><text:s/><text:change-end text:change-id="ct154685768"/><text:change-start text:change-id="ct172974976"/>*<text:change-end text:change-id="ct172974976"/> in the last position in the container.</text:p>
      <text:p text:style-name="P2"><text:s/>* @param container Any standard container</text:p>
      <text:p text:style-name="P2"><text:s/>* @param value The value to search for.</text:p>
      <text:p text:style-name="P2"><text:s/>* @return true if @p value is at the last position,<text:change-start text:change-id="ct175306576"/></text:p>
      <text:p text:style-name="P2"><text:s/>* <text:s text:c="7"/><text:change-end text:change-id="ct175306576"/><text:s/>or false if @p value is not found or at any other position.</text:p>
      <text:p text:style-name="P2"><text:s/>*/</text:p>
      <text:p text:style-name="P2">template&lt;class T&gt;</text:p>
      <text:p text:style-name="P2">bool is_last(T const&amp; container, typename T::value_type const&amp; value)</text:p>
      <text:p text:style-name="P2">{</text:p>
      <text:p text:style-name="P2"><text:s text:c="4"/>return index_of(container.begin(), container.end(), value) ==<text:change-start text:change-id="ct142956968"/></text:p>
      <text:p text:style-name="P2"><text:s text:c="10"/><text:change-end text:change-id="ct142956968"/><text:s/>container.size() - 1;</text:p>
      <text:p text:style-name="P2">}</text:p>
      <text:p text:style-name="P2"/>
      <text:p text:style-name="P2">int main()</text:p>
      <text:p text:style-name="P2">{</text:p>
      <text:p text:style-name="P2"><text:s text:c="3"/>std::vector&lt;int&gt; data;</text:p>
      <text:p text:style-name="P2"><text:s text:c="3"/>if (is_last(data, 10))</text:p>
      <text:p text:style-name="P2"><text:s text:c="6"/>std::cout &lt;&lt; "10 is the last item in data\n";</text:p>
      <text:p text:style-name="P2">}</text:p>
      <text:p text:style-name="P17">Predict the output before you run the program in Listing <text:variable-get text:name="chapter" office:value-type="float" style:data-style-name="N0">61</text:variable-get>-<text:reference-ref text:reference-format="text" text:ref-name="ugly_cast_code">10</text:reference-ref>.</text:p>
      <text:p text:style-name="P14">~LLL</text:p>
      <text:p text:style-name="P17">Try it. What do you actually get?</text:p>
      <text:p text:style-name="P14">~LLL</text:p>
      <text:p text:style-name="P3">Can you spot the conceptual error that I committed? In a standard container, the <text:span text:style-name="Code_20_Inline">difference_type</text:span> typedef is always a signed integral type. Thus, <text:span text:style-name="Code_20_Inline">index_of()</text:span> always returns a signed value. I made the mistake of thinking that the signed value <text:span text:style-name="Code_20_Inline">-1</text:span> would always be less than any unsigned value because they are always 0 or more. Thus, <text:span text:style-name="Code_20_Inline">is_last()</text:span> would not need to check for an empty container as a special case.</text:p>
      <text:p text:style-name="P3">What I failed to take into account is that when a C++ expression mixes signed and unsigned values, the compiler converts the signed value to unsigned. Thus, the signed result from <text:span text:style-name="Code_20_Inline">index_of</text:span> becomes unsigned, and <text:span text:style-name="Code_20_Inline">-1</text:span> becomes the largest possible unsigned value (on a typical two’s complement system, such as most ordinary computers). If the container is empty, <text:span text:style-name="Code_20_Inline">size()</text:span> is zero, and <text:span text:style-name="Code_20_Inline">size()</text:span> <text:span text:style-name="Code_20_Inline">-</text:span> <text:span text:style-name="Code_20_Inline">1</text:span> (which the compiler interprets as <text:span text:style-name="Code_20_Inline">size()</text:span> <text:span text:style-name="Code_20_Inline">-</text:span> <text:span text:style-name="Code_20_Inline">1u</text:span>) is also the largest possible unsigned integer.</text:p>
      <text:p text:style-name="P17"><text:span text:style-name="T2">If you are fortunate, your compiler issues a warning about comparing signed and unsigned values. That gives you a hint that something is wrong. </text:span>Fix the program. Compare your solution with Listing <text:variable-get text:name="chapter" office:value-type="float" style:data-style-name="N0">61</text:variable-get>-<text:reference-ref text:reference-format="text" text:ref-name="fixed_index_of_code">11</text:reference-ref>.</text:p>
      <text:p text:style-name="Code_20_Caption">Listing <text:variable-get text:name="chapter" office:value-type="float" style:data-style-name="N0">61</text:variable-get>-<text:reference-mark-start text:name="fixed_index_of_code"/><text:sequence text:ref-name="refText10" text:name="Text" text:formula="ooow:Text+1" style:num-format="1">11</text:sequence><text:reference-mark-end text:name="fixed_index_of_code"/>. Fixing the second mystery program</text:p>
      <text:p text:style-name="P20">#include &lt;algorithm&gt;</text:p>
      <text:p text:style-name="P2"><text:soft-page-break/>#include &lt;iostream&gt;</text:p>
      <text:p text:style-name="P2">#include &lt;iterator&gt;</text:p>
      <text:p text:style-name="P2">#include &lt;ostream&gt;</text:p>
      <text:p text:style-name="P2">#include &lt;vector&gt;</text:p>
      <text:p text:style-name="P2"/>
      <text:p text:style-name="P2">/** Return the index of a value in a range.</text:p>
      <text:p text:style-name="P2"><text:s/>* Look for the first occurrence of @p value in the range<text:change-start text:change-id="ct160873624"/></text:p>
      <text:p text:style-name="P2"><text:change-end text:change-id="ct160873624"/><text:s/>* [&lt;tt&gt;first&lt;/tt&gt;, &lt;tt&gt;last&lt;/tt&gt;),<text:change text:change-id="ct162556224"/> and return the zero-based<text:change-start text:change-id="ct152259664"/></text:p>
      <text:p text:style-name="P2"><text:s/>*<text:change-end text:change-id="ct152259664"/> index or -1 if @p value is not found.</text:p>
      <text:p text:style-name="P2"><text:s/>* @param first The start of the range to search</text:p>
      <text:p text:style-name="P2"><text:s/>* @param last One past the end of the range to search</text:p>
      <text:p text:style-name="P2"><text:s/>* @param value The value to search for</text:p>
      <text:p text:style-name="P2"><text:s/>* @return [0, size), such that size == last-first, or -1</text:p>
      <text:p text:style-name="P2"><text:s/>*/</text:p>
      <text:p text:style-name="P2">template&lt;class InputIter&gt;</text:p>
      <text:p text:style-name="P2">typename std::iterator_traits&lt;InputIter&gt;::difference_type</text:p>
      <text:p text:style-name="P2">index_of(InputIter first, InputIter last,<text:change-start text:change-id="ct152766824"/></text:p>
      <text:p text:style-name="P2"><text:s text:c="8"/><text:change-end text:change-id="ct152766824"/><text:s/>typename std::iterator_traits&lt;InputIter&gt;::value_type const&amp; value)</text:p>
      <text:p text:style-name="P2">{</text:p>
      <text:p text:style-name="P2"><text:s text:c="3"/>InputIter iter(std::find(first, last, value));</text:p>
      <text:p text:style-name="P2"><text:s text:c="3"/>if (iter == last)</text:p>
      <text:p text:style-name="P2"><text:s text:c="6"/>return -1;</text:p>
      <text:p text:style-name="P2"><text:s text:c="3"/>else</text:p>
      <text:p text:style-name="P2"><text:s text:c="6"/>return std::distance(first, iter);</text:p>
      <text:p text:style-name="P2">}</text:p>
      <text:p text:style-name="P2"/>
      <text:p text:style-name="P2">/** Determine whether the first occurrence of a value in a container is<text:change-start text:change-id="ct162985112"/></text:p>
      <text:p text:style-name="P2"><text:s/>*<text:change-end text:change-id="ct162985112"/> in the last position in the container.</text:p>
      <text:p text:style-name="P2"><text:s/>* @param container Any standard container</text:p>
      <text:p text:style-name="P2"><text:s/>* @param value The value to search for.</text:p>
      <text:p text:style-name="P2"><text:s/>* @return true if @p value is at the last position,<text:change-start text:change-id="ct165021912"/></text:p>
      <text:p text:style-name="P2"><text:s/>* <text:s text:c="7"/><text:change-end text:change-id="ct165021912"/><text:s/>or false if @p value is not found or at any other position.</text:p>
      <text:p text:style-name="P2"><text:s/>*/</text:p>
      <text:p text:style-name="P2">template&lt;class T&gt;</text:p>
      <text:p text:style-name="P2">bool is_last(T const&amp; container, typename T::value_type const&amp; value)</text:p>
      <text:p text:style-name="P2">{</text:p>
      <text:p text:style-name="P2"><text:s text:c="4"/>typename T::difference_type<text:change-start text:change-id="ct157837576"/></text:p>
      <text:p text:style-name="P2"><text:change-end text:change-id="ct157837576"/><text:change text:change-id="ct175526208"/><text:change-start text:change-id="ct155241992"/><text:s text:c="8"/><text:change-end text:change-id="ct155241992"/>pos(index_of(container.begin(), container.end(), value));</text:p>
      <text:p text:style-name="P2"><text:s text:c="3"/>return pos != -1 and pos == container.size() - 1;</text:p>
      <text:p text:style-name="P2">}</text:p>
      <text:p text:style-name="P2"/>
      <text:p text:style-name="P2">int main()</text:p>
      <text:p text:style-name="P2">{</text:p>
      <text:p text:style-name="P2"><text:s text:c="3"/>std::vector&lt;int&gt; data;</text:p>
      <text:p text:style-name="P2"><text:s text:c="3"/>if (is_last(data, 10))</text:p>
      <text:p text:style-name="P2"><text:s text:c="6"/>std::cout &lt;&lt; "10 is the last item in data\n";</text:p>
      <text:p text:style-name="P2">}</text:p>
      <text:p text:style-name="P3">The second moral of the story is not to use unsigned types if you don’t have to. Most of the time, signed types work just as well. Just because a type’s range of legal values happen to be non-negative is not a reason to use an unsigned type. Doing so just complicates any code that must cooperate with the unsigned type. <text:change-start text:change-id="ct-1428263032"/>When using the standard library, make use of the typedefs and member typedefs that it provides. When<text:change-end text:change-id="ct-1428263032"/><text:change-start text:change-id="ct152830456"/> you have control over the types, <text:change-end text:change-id="ct152830456"/><text:change text:change-id="ct142361840"/>use signed type for all<text:soft-page-break/> numeric types, <text:change-start text:change-id="ct164738624"/>including sizes, <text:change-end text:change-id="ct164738624"/>and reserve the unsigned types for bit masks. <text:change text:change-id="ct155681832"/><text:change-start text:change-id="ct162578280"/>And always<text:change-end text:change-id="ct162578280"/> be very, very careful every time you write an<text:change text:change-id="ct142237016"/> expression that uses <text:change text:change-id="ct156859504"/><text:change-start text:change-id="ct162959576"/>an<text:change-end text:change-id="ct162959576"/> unsigned type with other integers<office:annotation><dc:creator>FWG</dc:creator><dc:date>2008-09-08T00:00:00</dc:date><text:p>which is fine had the Standard stuck to the same rule.</text:p><text:p/></office:annotation>.</text:p>
      <text:p text:style-name="Heading_20_1">Introducing Bitfields</text:p>
      <text:p text:style-name="Body_20_Text_20_First">A <text:span text:style-name="T9">bitfield</text:span> is a way to divide an integer within a class into individual bits or masks of adjacent bits. Declare a bitfield using an unsigned integer type or <text:span text:style-name="Code_20_Inline">bool</text:span>, the field name, a colon, and the number of bits in the field. Listing <text:variable-get text:name="chapter" office:value-type="float" style:data-style-name="N0">61</text:variable-get>-<text:reference-ref text:reference-format="text" text:ref-name="fmtflags_code">12</text:reference-ref> shows how you might store the I/O formatting flags using bitfields.</text:p>
      <text:p text:style-name="Code_20_Caption"><text:hidden-text text:condition="ooow:" text:string-value=".func" text:is-hidden="true"/>Listing <text:variable-get text:name="chapter" office:value-type="float" style:data-style-name="N0">61</text:variable-get>-<text:reference-mark-start text:name="fmtflags_code"/><text:sequence text:ref-name="refText11" text:name="Text" text:formula="ooow:Text+1" style:num-format="1">12</text:sequence><text:reference-mark-end text:name="fmtflags_code"/>. Declaring formatting flags with bitfields</text:p>
      <text:p text:style-name="Code_20_First">struct fmtflags {</text:p>
      <text:p text:style-name="Code"><text:s text:c="3"/>bool skipws_f : <text:change-start text:change-id="ct166129144"/><text:s text:c="8"/><text:change-end text:change-id="ct166129144"/>1;</text:p>
      <text:p text:style-name="Code"><text:s text:c="3"/>bool boolalpha_f: <text:change-start text:change-id="ct168870272"/><text:s text:c="6"/><text:change-end text:change-id="ct168870272"/>1;</text:p>
      <text:p text:style-name="Code"><text:s text:c="3"/>bool showpoint_f: <text:change-start text:change-id="ct169812504"/><text:s text:c="6"/><text:change-end text:change-id="ct169812504"/>1;</text:p>
      <text:p text:style-name="Code"><text:s text:c="3"/>bool showbase_f: <text:change-start text:change-id="ct157058296"/><text:s text:c="7"/><text:change-end text:change-id="ct157058296"/>1;</text:p>
      <text:p text:style-name="Code"><text:s text:c="3"/>bool showpos_f: <text:change-start text:change-id="ct157152368"/><text:s text:c="8"/><text:change-end text:change-id="ct157152368"/>1;</text:p>
      <text:p text:style-name="Code"><text:s text:c="3"/>unsigned adjustfield_f: 2;</text:p>
      <text:p text:style-name="Code"><text:s text:c="3"/>unsigned floatfield_f: <text:change-start text:change-id="ct142396048"/><text:s/><text:change-end text:change-id="ct142396048"/>2;</text:p>
      <text:p text:style-name="Code"/>
      <text:p text:style-name="Code"><text:s text:c="3"/>static unsigned const left <text:change-start text:change-id="ct141233136"/><text:s text:c="4"/><text:change-end text:change-id="ct141233136"/>= 0;</text:p>
      <text:p text:style-name="Code"><text:s text:c="3"/>static unsigned const right <text:change-start text:change-id="ct165526264"/><text:s text:c="3"/><text:change-end text:change-id="ct165526264"/>= 1;</text:p>
      <text:p text:style-name="Code"><text:s text:c="3"/>static unsigned const internal = 2;</text:p>
      <text:p text:style-name="Code"/>
      <text:p text:style-name="Code"><text:s text:c="3"/>static unsigned const fixed <text:change-start text:change-id="ct155004928"/><text:s text:c="5"/><text:change-end text:change-id="ct155004928"/>= 1;</text:p>
      <text:p text:style-name="Code"><text:s text:c="3"/>static unsigned const scientific = 2;</text:p>
      <text:p text:style-name="Code_20_Last">};</text:p>
      <text:p text:style-name="Body_20_Text_20_Cont">Use a bitfield member the way you would use any other data member. For example, to set the <text:span text:style-name="Code_20_Inline">skipws</text:span> flag:</text:p>
      <text:p text:style-name="Code_20_Single">flags.skipws_f = true;</text:p>
      <text:p text:style-name="Body_20_Text_20_Cont">and to clear the flag:</text:p>
      <text:p text:style-name="Code_20_Single">flags.skipws_f = false;</text:p>
      <text:p text:style-name="Body_20_Text_20_Cont">To select scientific notation:</text:p>
      <text:p text:style-name="Code_20_Single">flags.floatfield_f = fmtflags::scientific;</text:p>
      <text:p text:style-name="Body_20_Text_20_Cont">As you can see, code that uses bitfields is easier to read and write than <text:change-start text:change-id="ct142922432"/>the equivalent code using shift and bitwise operators<text:change-end text:change-id="ct142922432"/><text:change text:change-id="ct175677928"/>. That’s what makes bitfields popular. On the other hand, it is hard to write functions such as <text:span text:style-name="Code_20_Inline">setf</text:span> and <text:span text:style-name="Code_20_Inline">unsetf</text:span>. It is hard to get or set multiple<text:change-start text:change-id="ct151365272"/>, non-adjacent<text:change-end text:change-id="ct151365272"/> bits at one time. That’s why your library probably doesn’t use bitfields to implement I/O formatting flags.</text:p>
      <text:p text:style-name="Body_20_Text">Another limitation<text:change text:change-id="ct159737472"/> is that you cannot take the address of a bitfield (with the <text:span text:style-name="Code_20_Inline">&amp;</text:span> operator) because an individual bit is not directly addressable in the C++ memory model.</text:p>
      <text:p text:style-name="Body_20_Text">Nonetheless, the clarity that bitfields offer puts them at the top of the list when choosing an implementation. Sometimes, other factors knock them off the list, but yo<text:change-start text:change-id="ct159599184"/>u<text:change-end text:change-id="ct159599184"/> should always consider bitsfields first. With bitfields, you don’t need to concern yourself with bitwise operators, shift operators, mixed-up operator precedence, and so on.</text:p>
      <text:p text:style-name="Heading_20_1"><text:soft-page-break/>Portability</text:p>
      <text:p text:style-name="Body_20_Text_20_First">The C++ standard leaves several details up to each implementation. In particular, the order of bits in a field is left up to the implementation. A bitfield cannot cross a word boundary, <text:change-start text:change-id="ct166651752"/><office:annotation><dc:creator>Matthew Moodie</dc:creator><dc:date>2008-10-01T00:00:00</dc:date><text:p>“where the definition of what a word is is left to the implementation”?</text:p></office:annotation><text:change-end text:change-id="ct166651752"/>where <text:change-start text:change-id="ct166097600"/>the defin<text:change-end text:change-id="ct166097600"/><text:change-start text:change-id="ct161053296"/>ition <text:change-end text:change-id="ct161053296"/>a <text:span text:style-name="T9">word</text:span><text:span text:style-name="T5"> is also left up to the implementation. </text:span><text:change-start text:change-id="ct163495816"/><text:span text:style-name="T5">Popular desktop and workstation computers often use 32 bits or 64 bits, but there is no guarantee that a word is the same size as an </text:span><text:span text:style-name="Code_20_Inline"><text:span text:style-name="T5">int</text:span></text:span><text:span text:style-name="T5">. </text:span><text:change-end text:change-id="ct163495816"/><text:span text:style-name="T5">An unnamed bitfield of size zero tells the compiler to insert pad bits so the subsequent declaration aligns on a word boundary:</text:span></text:p>
      <text:p text:style-name="P19">class demo {</text:p>
      <text:p text:style-name="P6"><text:s text:c="2"/>unsigned bit0<text:change-start text:change-id="ct152825400"/> <text:change-end text:change-id="ct152825400"/>: 1;</text:p>
      <text:p text:style-name="P6"><text:s text:c="2"/>unsigned bit1<text:change-start text:change-id="ct175239880"/> <text:change-end text:change-id="ct175239880"/>: 1;</text:p>
      <text:p text:style-name="P6"><text:s text:c="2"/>unsigned bit2<text:change-start text:change-id="ct157253576"/> <text:change-end text:change-id="ct157253576"/>: 3;</text:p>
      <text:p text:style-name="P6"><text:s text:c="2"/>unsigned <text:change-start text:change-id="ct154676944"/><text:s text:c="5"/><text:change-end text:change-id="ct154676944"/>: 0;</text:p>
      <text:p text:style-name="P6"><text:s text:c="2"/>unsigned word1: 2;</text:p>
      <text:p text:style-name="P21">};</text:p>
      <text:p text:style-name="Body_20_Text_20_First"><text:span text:style-name="T5">The size of a </text:span><text:span text:style-name="Code_20_Inline"><text:span text:style-name="T5">demo</text:span></text:span><text:span text:style-name="T5"> object depends on the implementation. Whether </text:span><text:span text:style-name="Code_20_Inline"><text:span text:style-name="T5">bit0</text:span></text:span><text:span text:style-name="T5"> is the least or most significant bit of a </text:span><text:span text:style-name="Code_20_Inline"><text:span text:style-name="T5">demo</text:span></text:span><text:span text:style-name="T5">’s actual implementation also varies from one system to another. The number of pad bits between </text:span><text:span text:style-name="Code_20_Inline"><text:span text:style-name="T5">bit2</text:span></text:span><text:span text:style-name="T5"> and </text:span><text:span text:style-name="Code_20_Inline"><text:span text:style-name="T5">word1 </text:span></text:span><text:span text:style-name="T5">also depends on the implementation.</text:span></text:p>
      <text:p text:style-name="Body_20_Text"><text:span text:style-name="T2">Most code does not need to know the layout of the bits in memory. If you are writing code that, say, interprets the bits in a hardware control register, you need to know the order of bits, the exact nature of padding bits, and so on. But you probably aren’t expecting to write highly portable code, anyway. In the most common case, when you are trying to express a compact set of individual set members or small bitmasks, bitfields are wonderful. They are easy to write and easy to read. They are limited, however, to a single word, </text:span><text:change-start text:change-id="ct161078768"/><text:span text:style-name="T8">often 32 bits</text:span><text:change-end text:change-id="ct161078768"/><text:change-start text:change-id="ct175779536"/><text:span text:style-name="T2"><office:annotation><dc:creator>Matthew Moodie</dc:creator><dc:date>2008-10-01T00:00:00</dc:date><text:p>I think this information would be more useful up where you mention word for the first time (where the italics are).</text:p><text:p>---- RL, 10/02/2008, 23:23 ----</text:p><text:p>Agreed</text:p></office:annotation></text:span><text:change-end text:change-id="ct175779536"/><text:span text:style-name="T2">. For larger bitfields, you need to use a class, such as </text:span><text:span text:style-name="Code_20_Inline"><text:span text:style-name="T2">std::bitset</text:span></text:span><text:span text:style-name="T2">.</text:span></text:p>
      <text:p text:style-name="Heading_20_1">The bitset Class Template</text:p>
      <text:p text:style-name="Body_20_Text_20_First">Sometimes, you need to store more bits than fit in an integer. In that case, you can use the <text:span text:style-name="Code_20_Inline">std::bitset</text:span> class template, which implements a fixed-size string of bits of any size.</text:p>
      <text:p text:style-name="Body_20_Text">The <text:span text:style-name="Code_20_Inline">std::bitset</text:span> class template takes one template argument: the number of bits in the set. Use a <text:span text:style-name="Code_20_Inline">bitset</text:span> object the way you would any other value. It supports all the bitwise and shift operators, plus a few member functions for further convenience. Another nifty trick that <text:span text:style-name="Code_20_Inline">bitset</text:span> can perform is the subscript operator, which lets you access individual bits in the set as discrete objects. The right-most (least significant) bit is at index zero. Construct a <text:span text:style-name="Code_20_Inline">bitset</text:span> from an unsigned long (to set the least-significant bits of the <text:span text:style-name="Code_20_Inline">bitset, </text:span>initializing the remaining bits to zero) or from a string of <text:span text:style-name="Code_20_Inline">'0'</text:span> and <text:span text:style-name="Code_20_Inline">'1'</text:span> characters, as illustrated in Listing <text:variable-get text:name="chapter" office:value-type="float" style:data-style-name="N0">61</text:variable-get>-<text:reference-ref text:reference-format="text" text:ref-name="bitset_example_code">13</text:reference-ref>.<text:change-start text:change-id="ct172518176"/><office:annotation><dc:creator>RL</dc:creator><dc:date>2008-10-01T00:00:00</dc:date><text:p>Is this an exercise for the reader? Other ones are in bold and follow the “Implement ABC. My solution is below.”</text:p><text:p>---- RL, 10/02/2008, 23:24 ----</text:p><text:p>No.</text:p></office:annotation><text:change-end text:change-id="ct172518176"/></text:p>
      <text:p text:style-name="Code_20_Caption">Listing <text:variable-get text:name="chapter" office:value-type="float" style:data-style-name="N0">61</text:variable-get>-<text:reference-mark-start text:name="bitset_example_code"/><text:sequence text:ref-name="refText12" text:name="Text" text:formula="ooow:Text+1" style:num-format="1">13</text:sequence><text:reference-mark-end text:name="bitset_example_code"/>. Example of using <text:span text:style-name="Code_20_Inline">std::bitset</text:span></text:p>
      <text:p text:style-name="Code_20_First">#include &lt;bitset&gt;</text:p>
      <text:p text:style-name="Code">#include &lt;cstdlib&gt;</text:p>
      <text:p text:style-name="Code">#include &lt;iostream&gt;</text:p>
      <text:p text:style-name="Code">#include &lt;ostream&gt;</text:p>
      <text:p text:style-name="Code">#include &lt;string&gt;</text:p>
      <text:p text:style-name="Code"/>
      <text:p text:style-name="Code">/** Find the first 1 bit in a bitset, starting from the most significant bit.</text:p>
      <text:p text:style-name="Code"><text:s/>* @param bitset The bitset to examine</text:p>
      <text:p text:style-name="Code"><text:soft-page-break/><text:s/>* @return A value in the range [0, bitset.size()-1) or <text:change text:change-id="ct157020368"/>size_t<text:change text:change-id="ct175059312"/>(-1) if bitset.none() is true.</text:p>
      <text:p text:style-name="Code"><text:s/>*/</text:p>
      <text:p text:style-name="Code">template&lt;std::size_t N&gt;</text:p>
      <text:p text:style-name="Code">std::size_t first(std::bitset&lt;N&gt; const&amp; bitset)</text:p>
      <text:p text:style-name="Code">{</text:p>
      <text:p text:style-name="Code"><text:s text:c="3"/>for (std::size_t i(bitset.size()); i-- != 0;)</text:p>
      <text:p text:style-name="Code"><text:s text:c="6"/>if (bitset.test(i))</text:p>
      <text:p text:style-name="Code"><text:s text:c="9"/>return i;</text:p>
      <text:p text:style-name="Code"><text:s text:c="3"/>return <text:change text:change-id="ct175503336"/>std::size_t<text:change text:change-id="ct157282536"/>(-1);</text:p>
      <text:p text:style-name="Code">}</text:p>
      <text:p text:style-name="Code"/>
      <text:p text:style-name="Code">int main()</text:p>
      <text:p text:style-name="Code">{</text:p>
      <text:p text:style-name="Code"><text:s text:c="3"/>std::bitset&lt;50&gt; lots_o_bits(std::string("1011011101111011111011111101111111"));</text:p>
      <text:p text:style-name="Code"><text:s text:c="3"/>std::cout &lt;&lt; "bitset: " &lt;&lt; lots_o_bits &lt;&lt; '\n';</text:p>
      <text:p text:style-name="Code"><text:s text:c="3"/>std::cout &lt;&lt; "first 1 bit: " &lt;&lt; first(lots_o_bits) &lt;&lt; '\n';</text:p>
      <text:p text:style-name="Code"><text:s text:c="3"/>std::cout &lt;&lt; "count of 1 bits: " &lt;&lt; lots_o_bits.count() &lt;&lt; '\n';</text:p>
      <text:p text:style-name="Code"><text:s text:c="3"/>lots_o_bits[first(lots_o_bits)] = false;</text:p>
      <text:p text:style-name="Code"><text:s text:c="3"/>std::cout &lt;&lt; "new first 1 bit: " &lt;&lt; first(lots_o_bits) &lt;&lt; '\n';</text:p>
      <text:p text:style-name="Code"><text:s text:c="3"/>lots_o_bits.flip();</text:p>
      <text:p text:style-name="Code"><text:s text:c="3"/>std::cout &lt;&lt; "bitset: " &lt;&lt; lots_o_bits &lt;&lt; '\n';</text:p>
      <text:p text:style-name="Code"><text:s text:c="3"/>std::cout &lt;&lt; "first 1 bit: " &lt;&lt; first(lots_o_bits) &lt;&lt; '\n';</text:p>
      <text:p text:style-name="Code_20_Last">}</text:p>
      <text:p text:style-name="Body_20_Text_20_Cont"><text:change-start text:change-id="ct151591872"/>In Exploration 23, I presented <text:span text:style-name="Code_20_Inline">static_cast&lt;&gt;</text:span> as a way to convert one integer to a different type. Listing <text:variable-get text:name="chapter" office:value-type="float" style:data-style-name="N0">61</text:variable-get>-<text:reference-ref text:reference-format="text" text:ref-name="bitset_example_code">13</text:reference-ref> demonstrates another syntax for a static cast: <text:span text:style-name="Code_20_Inline">std::size_t(-1)</text:span>. This syntax makes the type cast look like a constructor call, pretending <text:span text:style-name="Code_20_Inline">size_t</text:span> is a class. For a simple type conversion, this syntax is often easier to read than <text:span text:style-name="Code_20_Inline">static_cast&lt;&gt;</text:span>. I recommend using this syntax when converting literals, and <text:span text:style-name="Code_20_Inline">static_cast&lt;&gt;</text:span> for more complicated expressions.</text:p>
      <text:p text:style-name="Body_20_Text"><text:change-end text:change-id="ct151591872"/>Unlike working with bitfields, most of the behavior of <text:span text:style-name="Code_20_Inline">bitset</text:span> is completely portable. Thus, every implementation gives the same results when running the program in Listing <text:variable-get text:name="chapter" office:value-type="float" style:data-style-name="N0">61</text:variable-get>-<text:reference-ref text:reference-format="text" text:ref-name="bitset_example_code">13</text:reference-ref>:</text:p>
      <text:p text:style-name="Results_20_First">bitset: 00000000000000001011011101111011111011111101111111</text:p>
      <text:p text:style-name="Results">first 1 bit: 33</text:p>
      <text:p text:style-name="Results">count of 1 bits: 28</text:p>
      <text:p text:style-name="Results_20_Last">new first 1 bit: 31</text:p>
      <text:p text:style-name="Body_20_Text"><text:span text:style-name="T11">Write a function template, </text:span><text:span text:style-name="Code_20_Inline"><text:span text:style-name="T11">find_pair</text:span></text:span><text:span text:style-name="T11">, that takes two arguments: a </text:span><text:span text:style-name="Code_20_Inline"><text:span text:style-name="T11">bitset</text:span></text:span><text:span text:style-name="T11"> to search, and a </text:span><text:span text:style-name="Code_20_Inline"><text:span text:style-name="T11">bool </text:span></text:span><text:span text:style-name="T11">value to compare.</text:span> The function searches for the first pair of adjacent bits that are equal to the second argument and returns the index of the most significant bit of the pair. <text:span text:style-name="T11">What should the function return if it cannot find a matching pair of bits? Write a simple test program, too.</text:span></text:p>
      <text:p text:style-name="Body_20_Text"><text:span text:style-name="T2">Compare your solution with mine in Listing </text:span><text:span text:style-name="T2"><text:variable-get text:name="chapter" office:value-type="float" style:data-style-name="N0">61</text:variable-get></text:span><text:span text:style-name="T2">-</text:span><text:span text:style-name="T2"><text:reference-ref text:reference-format="text" text:ref-name="find_pair_code">14</text:reference-ref></text:span><text:span text:style-name="T2">.</text:span></text:p>
      <text:p text:style-name="Code_20_Caption"><text:span text:style-name="T2">Listing </text:span><text:span text:style-name="T2"><text:variable-get text:name="chapter" office:value-type="float" style:data-style-name="N0">61</text:variable-get></text:span><text:span text:style-name="T2">-</text:span><text:reference-mark-start text:name="find_pair_code"/><text:span text:style-name="T2"><text:sequence text:ref-name="refText13" text:name="Text" text:formula="ooow:Text+1" style:num-format="1">14</text:sequence></text:span><text:reference-mark-end text:name="find_pair_code"/><text:span text:style-name="T2">. The find_pair function and test program.</text:span></text:p>
      <text:p text:style-name="P20">#include &lt;bitset&gt;</text:p>
      <text:p text:style-name="P2">#include &lt;cassert&gt;</text:p>
      <text:p text:style-name="P2">#include &lt;cstdlib&gt;</text:p>
      <text:p text:style-name="P2"><text:soft-page-break/>#include &lt;iostream&gt;</text:p>
      <text:p text:style-name="P2">#include &lt;ostream&gt;</text:p>
      <text:p text:style-name="P2"/>
      <text:p text:style-name="P2">template&lt;std::size_t N&gt;</text:p>
      <text:p text:style-name="P2">std::size_t find_pair(std::bitset&lt;N&gt; const&amp; bitset, bool value)</text:p>
      <text:p text:style-name="P2">{</text:p>
      <text:p text:style-name="P2"><text:s text:c="3"/>if (bitset.size() &gt;= 2)</text:p>
      <text:p text:style-name="P2"><text:s text:c="6"/>for (std::size_t i(bitset.size()); i-- != 1; )</text:p>
      <text:p text:style-name="P2"><text:s text:c="9"/>if (bitset[i] == value and bitset[i-1] == value)</text:p>
      <text:p text:style-name="P2"><text:s text:c="12"/>return i;</text:p>
      <text:p text:style-name="P2"><text:s text:c="3"/>return <text:change text:change-id="ct175026280"/>std::size_t<text:change text:change-id="ct154794128"/>(-1);</text:p>
      <text:p text:style-name="P2">}</text:p>
      <text:p text:style-name="P2"/>
      <text:p text:style-name="P2">int main()</text:p>
      <text:p text:style-name="P2">{</text:p>
      <text:p text:style-name="P2"><text:s text:c="3"/>std::size_t <text:change-start text:change-id="ct173054888"/>const <text:change-end text:change-id="ct173054888"/>not_found(-1);</text:p>
      <text:p text:style-name="P2"><text:s text:c="3"/>std::bitset&lt;0&gt; bs0;</text:p>
      <text:p text:style-name="P2"><text:s text:c="3"/>std::bitset&lt;1&gt; bs1;</text:p>
      <text:p text:style-name="P2"><text:s text:c="3"/>std::bitset&lt;2&gt; bs2;</text:p>
      <text:p text:style-name="P2"><text:s text:c="3"/>std::bitset&lt;3&gt; bs3;</text:p>
      <text:p text:style-name="P2"><text:s text:c="3"/>std::bitset&lt;100&gt; bs100;</text:p>
      <text:p text:style-name="P2"/>
      <text:p text:style-name="P2"><text:s text:c="3"/>assert(find_pair(bs0, false) == not_found);</text:p>
      <text:p text:style-name="P2"><text:s text:c="3"/>assert(find_pair(bs0, true) == not_found);</text:p>
      <text:p text:style-name="P2"><text:s text:c="3"/>assert(find_pair(bs1, false) == not_found);</text:p>
      <text:p text:style-name="P2"><text:s text:c="3"/>assert(find_pair(bs1, true) == not_found);</text:p>
      <text:p text:style-name="P2"><text:s text:c="3"/>assert(find_pair(bs2, false) == 1);</text:p>
      <text:p text:style-name="P2"><text:s text:c="3"/>assert(find_pair(bs2, true) == not_found);</text:p>
      <text:p text:style-name="P2"><text:s text:c="3"/>bs2[0] = true;</text:p>
      <text:p text:style-name="P2"><text:s text:c="3"/>assert(find_pair(bs2, false) == not_found);</text:p>
      <text:p text:style-name="P2"><text:s text:c="3"/>assert(find_pair(bs2, true) == not_found);</text:p>
      <text:p text:style-name="P2"><text:s text:c="3"/>bs2.flip();</text:p>
      <text:p text:style-name="P2"><text:s text:c="3"/>assert(find_pair(bs2, false) == not_found);</text:p>
      <text:p text:style-name="P2"><text:s text:c="3"/>assert(find_pair(bs2, true) == not_found);</text:p>
      <text:p text:style-name="P2"><text:s text:c="3"/>bs2[0] = true;</text:p>
      <text:p text:style-name="P2"><text:s text:c="3"/>assert(find_pair(bs2, false) == not_found);</text:p>
      <text:p text:style-name="P2"><text:s text:c="3"/>assert(find_pair(bs2, true) == 1);</text:p>
      <text:p text:style-name="P2"><text:s text:c="3"/>assert(find_pair(bs3, false) == 2);</text:p>
      <text:p text:style-name="P2"><text:s text:c="3"/>assert(find_pair(bs3, true) == not_found);</text:p>
      <text:p text:style-name="P2"><text:s text:c="3"/>bs3[2].flip();</text:p>
      <text:p text:style-name="P2"><text:s text:c="3"/>assert(find_pair(bs3, false) == 1);</text:p>
      <text:p text:style-name="P2"><text:s text:c="3"/>assert(find_pair(bs3, true) == not_found);</text:p>
      <text:p text:style-name="P2"><text:s text:c="3"/>bs3[1].flip();</text:p>
      <text:p text:style-name="P2"><text:s text:c="3"/>assert(find_pair(bs3, false) == not_found);</text:p>
      <text:p text:style-name="P2"><text:s text:c="3"/>assert(find_pair(bs3, true) == 2);</text:p>
      <text:p text:style-name="P2"><text:s text:c="3"/>assert(find_pair(bs100, false) == 99);</text:p>
      <text:p text:style-name="P2"><text:s text:c="3"/>assert(find_pair(bs100, true) == not_found);</text:p>
      <text:p text:style-name="P2"><text:s text:c="3"/>bs100[50] = true;</text:p>
      <text:p text:style-name="P2"><text:s text:c="3"/>assert(find_pair(bs100, true) == not_found);</text:p>
      <text:p text:style-name="P2"><text:s text:c="3"/>bs100[51] = true;</text:p>
      <text:p text:style-name="P2"><text:s text:c="3"/>assert(find_pair(bs100, true) == 51);</text:p>
      <text:p text:style-name="P22">}</text:p>
      <text:p text:style-name="P10"><text:soft-page-break/>Although <text:span text:style-name="Code_20_Inline">bitset</text:span> is not widely used, when you need it, it can be extremely helpful. The next exploration covers a language feature that sees much wider usage than <text:span text:style-name="Code_20_Inline">bitset</text:span>: enum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StarSymbol" svg:font-family="StarSymbo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61 - Bits and Bytes</dc:title>
    <dc:subject>Exploring C++</dc:subject>
    <meta:initial-creator>Ray Lischner</meta:initial-creator>
    <meta:creation-date>2006-03-30T10:01:31</meta:creation-date>
    <dc:creator>Ray Lischner</dc:creator>
    <dc:date>2008-10-05T11:35:10</dc:date>
    <meta:editing-cycles>173</meta:editing-cycles>
    <meta:editing-duration>PT10H49M27S</meta:editing-duration>
    <meta:user-defined meta:name="codex-configfile">apress-cpp-dox.xml</meta:user-defined>
    <meta:user-defined meta:name="codex-chapter-number">61</meta:user-defined>
    <meta:user-defined meta:name="Info 4"/>
    <meta:user-defined meta:name="codex-doxygen"/>
    <meta:document-statistic meta:table-count="0" meta:image-count="0" meta:object-count="0" meta:page-count="15" meta:paragraph-count="460" meta:word-count="4913" meta:character-count="29898"/>
  </office:meta>
</office:document-meta>
</file>